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f" loext:opacity="100%" fo:letter-spacing="normal" officeooo:rsid="0087750a" officeooo:paragraph-rsid="0087750a"/>
    </style:style>
    <style:style style:name="P2" style:family="paragraph" style:parent-style-name="Heading_20_3">
      <style:text-properties fo:font-variant="normal" fo:text-transform="none" fo:color="#24292f" loext:opacity="100%" fo:letter-spacing="normal" fo:font-weight="bold" officeooo:rsid="008bccf4" officeooo:paragraph-rsid="008bccf4" fo:background-color="#ffff00" style:font-weight-asian="bold" style:font-weight-complex="bold"/>
    </style:style>
    <style:style style:name="P3" style:family="paragraph" style:parent-style-name="Heading_20_3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bold" officeooo:rsid="008cf191" officeooo:paragraph-rsid="008cf191" style:font-weight-asian="bold" style:font-weight-complex="bold" loext:padding="0cm" loext:border="none"/>
    </style:style>
    <style:style style:name="P8" style:family="paragraph" style:parent-style-name="Preformatted_20_Text">
      <style:paragraph-properties fo:margin-top="0cm" fo:margin-bottom="0cm" style:contextual-spacing="false" fo:padding="0cm" fo:border="none"/>
    </style:style>
    <style:style style:name="P9" style:family="paragraph" style:parent-style-name="Preformatted_20_Text">
      <style:paragraph-properties fo:margin-top="0cm" fo:margin-bottom="0cm" style:contextual-spacing="false" fo:padding="0cm" fo:border="none"/>
      <style:text-properties officeooo:paragraph-rsid="0059f0da"/>
    </style:style>
    <style:style style:name="P10" style:family="paragraph" style:parent-style-name="Preformatted_20_Text">
      <style:paragraph-properties fo:margin-top="0cm" fo:margin-bottom="0cm" style:contextual-spacing="false" fo:padding="0cm" fo:border="none"/>
      <style:text-properties officeooo:paragraph-rsid="005d1a42"/>
    </style:style>
    <style:style style:name="P11" style:family="paragraph" style:parent-style-name="Preformatted_20_Text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Liberation Mono" fo:font-size="10pt" officeooo:paragraph-rsid="0059f0da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officeooo:paragraph-rsid="006388d6"/>
    </style:style>
    <style:style style:name="P14" style:family="paragraph" style:parent-style-name="Preformatted_20_Text">
      <style:text-properties officeooo:paragraph-rsid="0063b22b"/>
    </style:style>
    <style:style style:name="P15" style:family="paragraph" style:parent-style-name="Preformatted_20_Text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6d5d1b"/>
    </style:style>
    <style:style style:name="P17" style:family="paragraph" style:parent-style-name="Preformatted_20_Text">
      <style:text-properties officeooo:paragraph-rsid="006f5c8a"/>
    </style:style>
    <style:style style:name="P18" style:family="paragraph" style:parent-style-name="Preformatted_20_Text">
      <style:text-properties officeooo:paragraph-rsid="0071298d"/>
    </style:style>
    <style:style style:name="P19" style:family="paragraph" style:parent-style-name="Preformatted_20_Text">
      <style:text-properties fo:font-weight="bold" officeooo:rsid="00a30cac" officeooo:paragraph-rsid="00a30cac" fo:background-color="#ffff00" style:font-weight-asian="bold" style:font-weight-complex="bold"/>
    </style:style>
    <style:style style:name="P20" style:family="paragraph" style:parent-style-name="Preformatted_20_Text">
      <style:text-properties fo:font-weight="bold" officeooo:rsid="009e0886" officeooo:paragraph-rsid="00a30cac" style:font-weight-asian="bold" style:font-weight-complex="bold"/>
    </style:style>
    <style:style style:name="P21" style:family="paragraph" style:parent-style-name="Preformatted_20_Text">
      <style:text-properties officeooo:paragraph-rsid="00a30cac"/>
    </style:style>
    <style:style style:name="P22" style:family="paragraph" style:parent-style-name="Preformatted_20_Text">
      <style:text-properties officeooo:rsid="00a4ebfd" officeooo:paragraph-rsid="00a4ebfd"/>
    </style:style>
    <style:style style:name="P23" style:family="paragraph" style:parent-style-name="Preformatted_20_Text">
      <style:text-properties officeooo:rsid="00a5e301" officeooo:paragraph-rsid="00a5e301"/>
    </style:style>
    <style:style style:name="P24" style:family="paragraph" style:parent-style-name="Preformatted_20_Text">
      <style:text-properties style:font-name="monospace" officeooo:rsid="00a5e301" officeooo:paragraph-rsid="00a5e301"/>
    </style:style>
    <style:style style:name="P25" style:family="paragraph" style:parent-style-name="Preformatted_20_Text">
      <style:text-properties style:font-name="monospace" officeooo:rsid="00a5e301" officeooo:paragraph-rsid="00b013cd"/>
    </style:style>
    <style:style style:name="P26" style:family="paragraph" style:parent-style-name="Preformatted_20_Text">
      <style:text-properties style:font-name="monospace" officeooo:rsid="00a5e301" officeooo:paragraph-rsid="00b141c9"/>
    </style:style>
    <style:style style:name="P27" style:family="paragraph" style:parent-style-name="Preformatted_20_Text">
      <style:text-properties style:font-name="monospace" officeooo:rsid="00a5e301" officeooo:paragraph-rsid="00b16a34"/>
    </style:style>
    <style:style style:name="P28" style:family="paragraph" style:parent-style-name="Preformatted_20_Text">
      <style:text-properties style:font-name="monospace" officeooo:rsid="00a5e301" officeooo:paragraph-rsid="00b178cb"/>
    </style:style>
    <style:style style:name="P29" style:family="paragraph" style:parent-style-name="Preformatted_20_Text">
      <style:text-properties style:font-name="monospace" officeooo:rsid="00a5e301" officeooo:paragraph-rsid="00b46b2c"/>
    </style:style>
    <style:style style:name="P30" style:family="paragraph" style:parent-style-name="Preformatted_20_Text">
      <style:text-properties style:font-name="monospace" officeooo:rsid="00a5e301" officeooo:paragraph-rsid="00b51f89"/>
    </style:style>
    <style:style style:name="P31" style:family="paragraph" style:parent-style-name="Preformatted_20_Text">
      <style:text-properties style:font-name="monospace" officeooo:rsid="00a5e301" officeooo:paragraph-rsid="00bdb74a"/>
    </style:style>
    <style:style style:name="P32" style:family="paragraph" style:parent-style-name="Preformatted_20_Text">
      <style:text-properties style:font-name="monospace" officeooo:rsid="00a5e301" officeooo:paragraph-rsid="00c081a6"/>
    </style:style>
    <style:style style:name="P33" style:family="paragraph" style:parent-style-name="Preformatted_20_Text">
      <style:text-properties style:font-name="monospace" officeooo:rsid="00a994f7" officeooo:paragraph-rsid="00a994f7"/>
    </style:style>
    <style:style style:name="P34" style:family="paragraph" style:parent-style-name="Preformatted_20_Text">
      <style:text-properties style:font-name="monospace" fo:font-weight="bold" officeooo:rsid="00a5e301" officeooo:paragraph-rsid="00a5e301" style:font-weight-asian="bold" style:font-weight-complex="bold"/>
    </style:style>
    <style:style style:name="P35" style:family="paragraph" style:parent-style-name="Preformatted_20_Text">
      <style:text-properties style:font-name="monospace" fo:font-weight="bold" officeooo:rsid="00a5e301" officeooo:paragraph-rsid="00b51f89" style:font-weight-asian="bold" style:font-weight-complex="bold"/>
    </style:style>
    <style:style style:name="P36" style:family="paragraph" style:parent-style-name="Preformatted_20_Text">
      <style:text-properties style:font-name="monospace" fo:font-weight="bold" officeooo:rsid="00a5e301" officeooo:paragraph-rsid="00b7eddd" style:font-weight-asian="bold" style:font-weight-complex="bold"/>
    </style:style>
    <style:style style:name="P37" style:family="paragraph" style:parent-style-name="Preformatted_20_Text">
      <style:text-properties style:font-name="monospace" fo:font-weight="bold" officeooo:rsid="00b79fdd" officeooo:paragraph-rsid="00b79fdd" style:font-weight-asian="bold" style:font-weight-complex="bold"/>
    </style:style>
    <style:style style:name="P38" style:family="paragraph" style:parent-style-name="Preformatted_20_Text">
      <style:text-properties style:font-name="monospace" fo:font-weight="bold" officeooo:rsid="00b9032f" officeooo:paragraph-rsid="00b9032f" style:font-weight-asian="bold" style:font-weight-complex="bold"/>
    </style:style>
    <style:style style:name="P39" style:family="paragraph" style:parent-style-name="Preformatted_20_Text">
      <style:text-properties style:font-name="monospace" fo:font-weight="bold" officeooo:rsid="00b94b75" officeooo:paragraph-rsid="00b94b75" style:font-weight-asian="bold" style:font-weight-complex="bold"/>
    </style:style>
    <style:style style:name="P40" style:family="paragraph" style:parent-style-name="Preformatted_20_Text">
      <style:text-properties style:font-name="monospace" fo:font-weight="bold" officeooo:rsid="00a994f7" officeooo:paragraph-rsid="00a994f7" style:font-weight-asian="bold" style:font-weight-complex="bold"/>
    </style:style>
    <style:style style:name="P41" style:family="paragraph" style:parent-style-name="Preformatted_20_Text">
      <style:text-properties style:font-name="monospace" fo:font-weight="bold" officeooo:rsid="00ad4992" officeooo:paragraph-rsid="00ad4992" style:font-weight-asian="bold" style:font-weight-complex="bold"/>
    </style:style>
    <style:style style:name="P42" style:family="paragraph" style:parent-style-name="Preformatted_20_Text">
      <style:text-properties style:font-name="monospace" fo:font-weight="bold" officeooo:rsid="00ae00ad" officeooo:paragraph-rsid="00ae00ad" style:font-weight-asian="bold" style:font-weight-complex="bold"/>
    </style:style>
    <style:style style:name="P43" style:family="paragraph" style:parent-style-name="Preformatted_20_Text">
      <style:text-properties style:font-name="monospace" fo:font-weight="bold" officeooo:rsid="00b51f89" officeooo:paragraph-rsid="00b51f89" style:font-weight-asian="bold" style:font-weight-complex="bold"/>
    </style:style>
    <style:style style:name="P44" style:family="paragraph" style:parent-style-name="Preformatted_20_Text">
      <style:text-properties style:font-name="monospace" fo:font-weight="bold" officeooo:rsid="00beefcf" officeooo:paragraph-rsid="00beefcf" style:font-weight-asian="bold" style:font-weight-complex="bold"/>
    </style:style>
    <style:style style:name="P45" style:family="paragraph" style:parent-style-name="Preformatted_20_Text">
      <style:text-properties style:font-name="monospace" fo:font-weight="bold" officeooo:rsid="00beefcf" officeooo:paragraph-rsid="00c081a6" style:font-weight-asian="bold" style:font-weight-complex="bold"/>
    </style:style>
    <style:style style:name="P46" style:family="paragraph" style:parent-style-name="Preformatted_20_Text">
      <style:text-properties style:font-name="monospace" fo:font-weight="bold" officeooo:rsid="00c081a6" officeooo:paragraph-rsid="00c081a6" style:font-weight-asian="bold" style:font-weight-complex="bold"/>
    </style:style>
    <style:style style:name="P47" style:family="paragraph" style:parent-style-name="Preformatted_20_Text">
      <style:text-properties style:font-name="monospace" fo:font-weight="bold" officeooo:rsid="00c156fb" officeooo:paragraph-rsid="00c156fb" style:font-weight-asian="bold" style:font-weight-complex="bold"/>
    </style:style>
    <style:style style:name="P48" style:family="paragraph" style:parent-style-name="Preformatted_20_Text">
      <style:text-properties style:font-name="monospace" fo:font-weight="bold" officeooo:rsid="00c156fb" officeooo:paragraph-rsid="00c2dbdc" style:font-weight-asian="bold" style:font-weight-complex="bold"/>
    </style:style>
    <style:style style:name="P49" style:family="paragraph" style:parent-style-name="Preformatted_20_Text">
      <style:text-properties style:font-name="monospace" fo:font-weight="bold" officeooo:rsid="00c156fb" officeooo:paragraph-rsid="00c4f7ee" style:font-weight-asian="bold" style:font-weight-complex="bold"/>
    </style:style>
    <style:style style:name="P50" style:family="paragraph" style:parent-style-name="Preformatted_20_Text">
      <style:text-properties style:font-name="monospace" fo:font-weight="bold" officeooo:rsid="00c2dbdc" officeooo:paragraph-rsid="00c3c5d0" style:font-weight-asian="bold" style:font-weight-complex="bold"/>
    </style:style>
    <style:style style:name="P51" style:family="paragraph" style:parent-style-name="Preformatted_20_Text">
      <style:text-properties style:font-name="monospace" fo:font-weight="bold" officeooo:rsid="00c2dbdc" officeooo:paragraph-rsid="00c2dbdc" style:font-weight-asian="bold" style:font-weight-complex="bold"/>
    </style:style>
    <style:style style:name="P52" style:family="paragraph" style:parent-style-name="Preformatted_20_Text">
      <style:text-properties style:font-name="monospace" fo:font-weight="bold" officeooo:rsid="00c2dbdc" officeooo:paragraph-rsid="00dab1f2" style:font-weight-asian="bold" style:font-weight-complex="bold"/>
    </style:style>
    <style:style style:name="P53" style:family="paragraph" style:parent-style-name="Preformatted_20_Text">
      <style:text-properties style:font-name="monospace" fo:font-weight="bold" officeooo:rsid="00da5b37" officeooo:paragraph-rsid="00da5b37" style:font-weight-asian="bold" style:font-weight-complex="bold"/>
    </style:style>
    <style:style style:name="P54" style:family="paragraph" style:parent-style-name="Preformatted_20_Text">
      <style:text-properties style:font-name="monospace" officeooo:rsid="00ae00ad" officeooo:paragraph-rsid="00aece4a"/>
    </style:style>
    <style:style style:name="P55" style:family="paragraph" style:parent-style-name="Preformatted_20_Text">
      <style:text-properties style:font-name="monospace" officeooo:rsid="00b178cb" officeooo:paragraph-rsid="00b178cb"/>
    </style:style>
    <style:style style:name="P56" style:family="paragraph" style:parent-style-name="Preformatted_20_Text">
      <style:text-properties style:font-name="monospace" officeooo:rsid="00b46b2c" officeooo:paragraph-rsid="00b46b2c"/>
    </style:style>
    <style:style style:name="P57" style:family="paragraph" style:parent-style-name="Preformatted_20_Text">
      <style:text-properties style:font-name="monospace" officeooo:rsid="00c081a6" officeooo:paragraph-rsid="00c081a6"/>
    </style:style>
    <style:style style:name="P58" style:family="paragraph" style:parent-style-name="Preformatted_20_Text">
      <style:text-properties style:font-name="monospace" officeooo:rsid="00c156fb" officeooo:paragraph-rsid="00c4f7ee"/>
    </style:style>
    <style:style style:name="P59" style:family="paragraph" style:parent-style-name="Preformatted_20_Text">
      <style:text-properties style:font-name="monospace" officeooo:rsid="00c156fb" officeooo:paragraph-rsid="00c2dbdc"/>
    </style:style>
    <style:style style:name="P60" style:family="paragraph" style:parent-style-name="Preformatted_20_Text">
      <style:text-properties style:font-name="monospace" fo:font-weight="normal" officeooo:rsid="00c2dbdc" officeooo:paragraph-rsid="00c2dbdc" style:font-weight-asian="normal" style:font-weight-complex="normal"/>
    </style:style>
    <style:style style:name="P61" style:family="paragraph" style:parent-style-name="Preformatted_20_Text">
      <style:text-properties style:font-name="monospace" fo:font-weight="normal" officeooo:rsid="00baf159" officeooo:paragraph-rsid="00bdb74a" style:font-weight-asian="normal" style:font-weight-complex="normal"/>
    </style:style>
    <style:style style:name="P62" style:family="paragraph" style:parent-style-name="Preformatted_20_Text">
      <style:text-properties style:font-name="monospace" fo:font-weight="normal" officeooo:rsid="00bdb74a" officeooo:paragraph-rsid="00beefcf" style:font-weight-asian="normal" style:font-weight-complex="normal"/>
    </style:style>
    <style:style style:name="P63" style:family="paragraph" style:parent-style-name="Preformatted_20_Text">
      <style:text-properties style:font-name="monospace" fo:font-weight="normal" officeooo:rsid="00beefcf" officeooo:paragraph-rsid="00beefcf" style:font-weight-asian="normal" style:font-weight-complex="normal"/>
    </style:style>
    <style:style style:name="P64" style:family="paragraph" style:parent-style-name="Preformatted_20_Text">
      <style:text-properties style:font-name="monospace" fo:font-weight="normal" officeooo:rsid="00beefcf" officeooo:paragraph-rsid="00c081a6" style:font-weight-asian="normal" style:font-weight-complex="normal"/>
    </style:style>
    <style:style style:name="P65" style:family="paragraph" style:parent-style-name="Preformatted_20_Text">
      <style:text-properties style:font-name="monospace" officeooo:rsid="00aece4a" officeooo:paragraph-rsid="00b013cd"/>
    </style:style>
    <style:style style:name="P66" style:family="paragraph" style:parent-style-name="Preformatted_20_Text">
      <style:text-properties style:font-name="monospace" officeooo:rsid="00b013cd" officeooo:paragraph-rsid="00b013cd"/>
    </style:style>
    <style:style style:name="P67" style:family="paragraph" style:parent-style-name="Preformatted_20_Text">
      <style:text-properties style:font-name="monospace" style:text-underline-style="solid" style:text-underline-width="auto" style:text-underline-color="font-color" fo:font-weight="bold" officeooo:rsid="00b51f89" officeooo:paragraph-rsid="00b51f89" style:font-weight-asian="bold" style:font-weight-complex="bold"/>
    </style:style>
    <style:style style:name="P68" style:family="paragraph" style:parent-style-name="Preformatted_20_Text">
      <style:text-properties fo:font-size="16pt" fo:font-weight="bold" officeooo:rsid="00a4aadb" officeooo:paragraph-rsid="00a30cac" fo:background-color="#ffff00" style:font-size-asian="16pt" style:font-weight-asian="bold" style:font-size-complex="16pt" style:font-weight-complex="bold"/>
    </style:style>
    <style:style style:name="P69" style:family="paragraph" style:parent-style-name="Preformatted_20_Text">
      <style:text-properties fo:color="#000000" loext:opacity="100%" style:font-name="monospace" officeooo:rsid="00a5e301" officeooo:paragraph-rsid="00b1e2c8" fo:background-color="#ffffff"/>
    </style:style>
    <style:style style:name="P70" style:family="paragraph" style:parent-style-name="Preformatted_20_Text">
      <style:text-properties fo:color="#000000" loext:opacity="100%" style:font-name="monospace" officeooo:rsid="00a5e301" officeooo:paragraph-rsid="00b2ec15" fo:background-color="#ffffff"/>
    </style:style>
    <style:style style:name="P71" style:family="paragraph" style:parent-style-name="Preformatted_20_Text">
      <style:text-properties fo:color="#000000" loext:opacity="100%" style:font-name="monospace" officeooo:rsid="00b2ec15" officeooo:paragraph-rsid="00b2ec15" fo:background-color="#ffffff"/>
    </style:style>
    <style:style style:name="P72" style:family="paragraph" style:parent-style-name="Preformatted_20_Text">
      <style:text-properties fo:color="#000000" loext:opacity="100%" style:font-name="monospace" officeooo:rsid="00b46b2c" officeooo:paragraph-rsid="00b46b2c" fo:background-color="#ffffff"/>
    </style:style>
    <style:style style:name="P73" style:family="paragraph" style:parent-style-name="Preformatted_20_Text">
      <style:text-properties officeooo:rsid="00d86c99" officeooo:paragraph-rsid="00d86c99"/>
    </style:style>
    <style:style style:name="P74" style:family="paragraph" style:parent-style-name="Preformatted_20_Text">
      <style:text-properties fo:color="#c9211e" loext:opacity="100%" fo:font-weight="bold" officeooo:rsid="00d86c99" officeooo:paragraph-rsid="00d86c99" style:font-weight-asian="bold" style:font-weight-complex="bold"/>
    </style:style>
    <style:style style:name="P7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loext:padding="0cm" loext:border="none"/>
    </style:style>
    <style:style style:name="P7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fo:background-color="#ffff00" loext:padding="0cm" loext:border="none"/>
    </style:style>
    <style:style style:name="P77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8f5866" officeooo:paragraph-rsid="009bbd49"/>
    </style:style>
    <style:style style:name="P78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bbd49" officeooo:paragraph-rsid="009bbd49"/>
    </style:style>
    <style:style style:name="P79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ui-monospace" fo:font-size="10.5pt" fo:letter-spacing="normal" fo:font-style="normal" fo:font-weight="normal" officeooo:rsid="009e0886" officeooo:paragraph-rsid="009e0886" fo:background-color="#ffff00"/>
    </style:style>
    <style:style style:name="P80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5pt" fo:letter-spacing="normal" fo:font-style="normal" fo:font-weight="bold" officeooo:rsid="009bbd49" officeooo:paragraph-rsid="009bbd49" style:font-size-asian="15pt" style:font-weight-asian="bold" style:font-size-complex="15pt" style:font-weight-complex="bold"/>
    </style:style>
    <style:style style:name="P81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e0886" officeooo:paragraph-rsid="009e0886" fo:background-color="#ffff00" style:font-size-asian="12pt" style:font-weight-asian="bold" style:font-size-complex="12pt" style:font-weight-complex="bold"/>
    </style:style>
    <style:style style:name="P82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0b759" officeooo:paragraph-rsid="009e0886" fo:background-color="#ffff00" style:font-size-asian="12pt" style:font-weight-asian="bold" style:font-size-complex="12pt" style:font-weight-complex="bold"/>
    </style:style>
    <style:style style:name="P83" style:family="paragraph" style:parent-style-name="Preformatted_20_Text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a4ebfd" officeooo:paragraph-rsid="00a4ebfd" fo:background-color="#ffff00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/>
    </style:style>
    <style:style style:name="P85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normal" officeooo:rsid="008f5866" officeooo:paragraph-rsid="008f5866"/>
    </style:style>
    <style:style style:name="P86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0.5pt" fo:letter-spacing="normal" fo:font-style="normal" fo:font-weight="bold" officeooo:rsid="008f5866" officeooo:paragraph-rsid="008f5866" style:font-weight-asian="bold" style:font-weight-complex="bold"/>
    </style:style>
    <style:style style:name="P87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monospace" fo:font-size="10.5pt" fo:letter-spacing="normal" fo:font-style="normal" fo:font-weight="normal" officeooo:rsid="008f5866" officeooo:paragraph-rsid="009a4073"/>
    </style:style>
    <style:style style:name="P88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26611" officeooo:paragraph-rsid="009a407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24292f" loext:opacity="100%" style:font-name="Liberation Serif" fo:font-size="12pt" fo:letter-spacing="normal" fo:font-style="normal" fo:font-weight="bold" officeooo:rsid="009a4073" officeooo:paragraph-rsid="009a4073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justify" style:justify-single-word="false"/>
      <style:text-properties officeooo:rsid="000a3c09" officeooo:paragraph-rsid="000a3c09"/>
    </style:style>
    <style:style style:name="P91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a3c09" officeooo:paragraph-rsid="000a3c09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variant="normal" fo:text-transform="none" fo:color="#f14e32" loext:opacity="100%" style:font-name="Courier" fo:font-size="14pt" fo:letter-spacing="normal" fo:font-style="normal" fo:font-weight="normal" officeooo:rsid="000d9a10" officeooo:paragraph-rsid="000d9a10" style:font-size-asian="14pt" style:font-size-complex="14pt"/>
    </style:style>
    <style:style style:name="P93" style:family="paragraph" style:parent-style-name="Standard">
      <style:paragraph-properties fo:text-align="justify" style:justify-single-word="false"/>
      <style:text-properties fo:font-weight="bold" officeooo:rsid="003de121" officeooo:paragraph-rsid="003de121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weight="bold" officeooo:rsid="0048a89c" officeooo:paragraph-rsid="0048a89c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fo:font-weight="bold" officeooo:rsid="004a9553" officeooo:paragraph-rsid="004a9553" style:font-weight-asian="bold" style:font-weight-complex="bold"/>
    </style:style>
    <style:style style:name="P96" style:family="paragraph" style:parent-style-name="Standard">
      <style:text-properties fo:font-weight="bold" officeooo:rsid="008930f3" officeooo:paragraph-rsid="008930f3" style:font-weight-asian="bold" style:font-weight-complex="bold"/>
    </style:style>
    <style:style style:name="P97" style:family="paragraph" style:parent-style-name="Standard">
      <style:text-properties fo:font-weight="bold" officeooo:rsid="0087750a" officeooo:paragraph-rsid="0087750a" style:font-weight-asian="bold" style:font-weight-complex="bold"/>
    </style:style>
    <style:style style:name="P98" style:family="paragraph" style:parent-style-name="Standard">
      <style:text-properties fo:font-weight="bold" officeooo:rsid="0085ff94" officeooo:paragraph-rsid="0085ff94" style:font-weight-asian="bold" style:font-weight-complex="bold"/>
    </style:style>
    <style:style style:name="P99" style:family="paragraph" style:parent-style-name="Standard">
      <style:text-properties fo:font-weight="bold" officeooo:rsid="008bccf4" officeooo:paragraph-rsid="008bccf4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fo:font-weight="bold" officeooo:rsid="0044af1a" officeooo:paragraph-rsid="0044af1a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fo:font-weight="bold" officeooo:rsid="0044af1a" officeooo:paragraph-rsid="0047b4b8" style:font-weight-asian="bold" style:font-weight-complex="bold"/>
    </style:style>
    <style:style style:name="P102" style:family="paragraph" style:parent-style-name="Standard">
      <style:text-properties fo:font-weight="bold" officeooo:rsid="006be915" officeooo:paragraph-rsid="006be915" style:font-weight-asian="bold" style:font-weight-complex="bold"/>
    </style:style>
    <style:style style:name="P103" style:family="paragraph" style:parent-style-name="Standard">
      <style:text-properties fo:font-weight="bold" officeooo:rsid="00950f97" officeooo:paragraph-rsid="00950f97" style:font-weight-asian="bold" style:font-weight-complex="bold"/>
    </style:style>
    <style:style style:name="P104" style:family="paragraph" style:parent-style-name="Standard">
      <style:text-properties fo:font-weight="bold" officeooo:rsid="008bccf4" officeooo:paragraph-rsid="008bccf4" fo:background-color="#ffff00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3c09" officeooo:paragraph-rsid="000a3c09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578154" officeooo:paragraph-rsid="00578154" style:font-size-asian="20pt" style:font-weight-asian="bold" style:font-size-complex="20pt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3500c5" officeooo:paragraph-rsid="003500c5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normal" officeooo:rsid="003de121" officeooo:paragraph-rsid="003de121" style:font-weight-asian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weight="normal" officeooo:rsid="004d2dc1" officeooo:paragraph-rsid="004d2dc1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rsid="0050b46b" officeooo:paragraph-rsid="0050b46b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officeooo:rsid="0010d55c" officeooo:paragraph-rsid="001fb5b6"/>
    </style:style>
    <style:style style:name="P112" style:family="paragraph" style:parent-style-name="Standard">
      <style:paragraph-properties fo:text-align="justify" style:justify-single-word="false"/>
      <style:text-properties officeooo:rsid="0013b354" officeooo:paragraph-rsid="0013b354"/>
    </style:style>
    <style:style style:name="P113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18f58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normal" officeooo:rsid="002dad15" officeooo:paragraph-rsid="00423e3e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monospace" fo:font-size="14pt" style:text-underline-style="none" fo:font-weight="bold" officeooo:rsid="0042f590" officeooo:paragraph-rsid="0042f590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monospace" officeooo:paragraph-rsid="0042f590"/>
    </style:style>
    <style:style style:name="P117" style:family="paragraph" style:parent-style-name="Standard">
      <style:text-properties style:font-name="monospace" officeooo:paragraph-rsid="00825f72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4pt" officeooo:rsid="0017f20b" officeooo:paragraph-rsid="0017f20b" style:font-size-asian="14pt" style:font-size-complex="14pt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3e3e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3e3e" officeooo:paragraph-rsid="0042f590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normal" officeooo:rsid="0042f590" officeooo:paragraph-rsid="0042f590" style:font-size-asian="14pt" style:font-weight-asian="normal" style:font-size-complex="14pt" style:font-weight-complex="normal"/>
    </style:style>
    <style:style style:name="P122" style:family="paragraph" style:parent-style-name="Standard">
      <style:text-properties style:font-name="Liberation Serif" fo:font-size="10pt" officeooo:paragraph-rsid="006b23c3" style:font-name-asian="Noto Sans Mono CJK SC" style:font-size-asian="10pt" style:font-name-complex="Liberation Mono" style:font-size-complex="10pt"/>
    </style:style>
    <style:style style:name="P123" style:family="paragraph" style:parent-style-name="Standard">
      <style:paragraph-properties fo:text-align="justify" style:justify-single-word="false"/>
      <style:text-properties style:font-name="Liberation Serif" officeooo:rsid="0042f590" officeooo:paragraph-rsid="0042f590"/>
    </style:style>
    <style:style style:name="P12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154" officeooo:paragraph-rsid="00578154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text-underline-style="none" fo:font-weight="normal" officeooo:rsid="003de121" officeooo:paragraph-rsid="003de121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ize="14pt" officeooo:rsid="001fb5b6" officeooo:paragraph-rsid="001fb5b6" style:font-size-asian="14pt" style:font-size-complex="14pt"/>
    </style:style>
    <style:style style:name="P127" style:family="paragraph" style:parent-style-name="Standard">
      <style:paragraph-properties fo:text-align="justify" style:justify-single-word="false"/>
      <style:text-properties fo:font-size="14pt" officeooo:rsid="0023133d" officeooo:paragraph-rsid="0054937a" style:font-size-asian="14pt" style:font-size-complex="14pt"/>
    </style:style>
    <style:style style:name="P128" style:family="paragraph" style:parent-style-name="Standard">
      <style:paragraph-properties fo:text-align="justify" style:justify-single-word="false"/>
      <style:text-properties fo:font-size="14pt" officeooo:rsid="0028e43d" officeooo:paragraph-rsid="0028e43d" style:font-size-asian="14pt" style:font-size-complex="14pt"/>
    </style:style>
    <style:style style:name="P129" style:family="paragraph" style:parent-style-name="Standard">
      <style:paragraph-properties fo:text-align="justify" style:justify-single-word="false"/>
      <style:text-properties fo:font-size="14pt" officeooo:rsid="000a3c09" officeooo:paragraph-rsid="000a3c09" style:font-size-asian="14pt" style:font-size-complex="14pt"/>
    </style:style>
    <style:style style:name="P130" style:family="paragraph" style:parent-style-name="Standard">
      <style:paragraph-properties fo:text-align="justify" style:justify-single-word="false"/>
      <style:text-properties fo:font-size="14pt" officeooo:rsid="000c2a7c" officeooo:paragraph-rsid="000c2a7c" style:font-size-asian="14pt" style:font-size-complex="14pt"/>
    </style:style>
    <style:style style:name="P131" style:family="paragraph" style:parent-style-name="Standard">
      <style:paragraph-properties fo:text-align="justify" style:justify-single-word="false"/>
      <style:text-properties fo:font-size="14pt" officeooo:rsid="000e4001" officeooo:paragraph-rsid="000e4001" style:font-size-asian="14pt" style:font-size-complex="14pt"/>
    </style:style>
    <style:style style:name="P132" style:family="paragraph" style:parent-style-name="Standard">
      <style:paragraph-properties fo:text-align="justify" style:justify-single-word="false"/>
      <style:text-properties fo:font-size="14pt" officeooo:rsid="000f95c7" officeooo:paragraph-rsid="000f95c7" style:font-size-asian="14pt" style:font-size-complex="14pt"/>
    </style:style>
    <style:style style:name="P133" style:family="paragraph" style:parent-style-name="Standard">
      <style:paragraph-properties fo:text-align="justify" style:justify-single-word="false"/>
      <style:text-properties fo:font-size="14pt" officeooo:rsid="000fa995" officeooo:paragraph-rsid="000fa995" style:font-size-asian="14pt" style:font-size-complex="14pt"/>
    </style:style>
    <style:style style:name="P134" style:family="paragraph" style:parent-style-name="Standard">
      <style:paragraph-properties fo:text-align="justify" style:justify-single-word="false"/>
      <style:text-properties fo:font-size="14pt" officeooo:rsid="0010d55c" officeooo:paragraph-rsid="0010d55c" style:font-size-asian="14pt" style:font-size-complex="14pt"/>
    </style:style>
    <style:style style:name="P135" style:family="paragraph" style:parent-style-name="Standard">
      <style:paragraph-properties fo:text-align="justify" style:justify-single-word="false"/>
      <style:text-properties fo:font-size="14pt" officeooo:rsid="0013b354" officeooo:paragraph-rsid="0013b354" style:font-size-asian="14pt" style:font-size-complex="14pt"/>
    </style:style>
    <style:style style:name="P136" style:family="paragraph" style:parent-style-name="Standard">
      <style:paragraph-properties fo:text-align="justify" style:justify-single-word="false"/>
      <style:text-properties fo:font-size="14pt" officeooo:rsid="001569e4" officeooo:paragraph-rsid="001569e4" style:font-size-asian="14pt" style:font-size-complex="14pt"/>
    </style:style>
    <style:style style:name="P137" style:family="paragraph" style:parent-style-name="Standard">
      <style:paragraph-properties fo:text-align="justify" style:justify-single-word="false"/>
      <style:text-properties fo:font-size="14pt" officeooo:rsid="0015fc76" officeooo:paragraph-rsid="0015fc76" style:font-size-asian="14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9" style:family="paragraph" style:parent-style-name="Standard">
      <style:paragraph-properties fo:text-align="justify" style:justify-single-word="false"/>
      <style:text-properties fo:font-size="14pt" officeooo:paragraph-rsid="0016e7ff" style:font-size-asian="14pt" style:font-size-complex="14pt"/>
    </style:style>
    <style:style style:name="P140" style:family="paragraph" style:parent-style-name="Standard">
      <style:paragraph-properties fo:text-align="justify" style:justify-single-word="false"/>
      <style:text-properties fo:font-size="14pt" officeooo:rsid="000d9a10" style:font-size-asian="14pt" style:font-size-complex="14pt"/>
    </style:style>
    <style:style style:name="P141" style:family="paragraph" style:parent-style-name="Standard">
      <style:paragraph-properties fo:text-align="justify" style:justify-single-word="false"/>
      <style:text-properties fo:font-size="14pt" fo:font-weight="bold" officeooo:rsid="003de121" officeooo:paragraph-rsid="003de121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text-align="justify" style:justify-single-word="false"/>
      <style:text-properties fo:font-size="14pt" fo:font-weight="bold" officeooo:rsid="0047b4b8" officeooo:paragraph-rsid="0047b4b8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justify" style:justify-single-word="false"/>
      <style:text-properties fo:font-size="14pt" fo:font-weight="bold" officeooo:rsid="0048a89c" officeooo:paragraph-rsid="0048a89c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/>
      <style:text-properties fo:font-size="14pt" fo:font-weight="bold" officeooo:rsid="004c764d" officeooo:paragraph-rsid="004a9553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justify" style:justify-single-word="false"/>
      <style:text-properties fo:font-size="14pt" fo:font-weight="bold" officeooo:rsid="004d2dc1" officeooo:paragraph-rsid="004d2dc1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text-align="justify" style:justify-single-word="false"/>
      <style:text-properties fo:font-size="14pt" fo:font-weight="bold" officeooo:rsid="0054937a" officeooo:paragraph-rsid="0054937a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text-align="justify" style:justify-single-word="false"/>
      <style:text-properties fo:font-size="14pt" fo:font-weight="bold" officeooo:rsid="0050b46b" officeooo:paragraph-rsid="0050b46b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3de121" officeooo:paragraph-rsid="003de121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28e43d" officeooo:paragraph-rsid="0028e43d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59f0da" officeooo:paragraph-rsid="0059f0da" style:font-size-asian="12.25pt" style:font-weight-asian="bold" style:font-size-complex="14pt" style:font-weight-complex="bold"/>
    </style:style>
    <style:style style:name="P15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23133d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3133d" officeooo:paragraph-rsid="0054937a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6cf7e" officeooo:paragraph-rsid="0026cf7e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1ce7" officeooo:paragraph-rsid="002d1ce7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dad15" officeooo:paragraph-rsid="002dad15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afb28" officeooo:paragraph-rsid="002afb28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b5b6" officeooo:paragraph-rsid="001fb5b6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78154" officeooo:paragraph-rsid="00578154" style:font-size-asian="12.25pt" style:font-weight-asian="normal" style:font-size-complex="14pt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8957" officeooo:paragraph-rsid="00588957" style:font-size-asian="12.25pt" style:font-weight-asian="normal" style:font-size-complex="14pt" style:font-weight-complex="normal"/>
    </style:style>
    <style:style style:name="P16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9f0da" officeooo:paragraph-rsid="0059f0da" style:font-size-asian="12.25pt" style:font-weight-asian="normal" style:font-size-complex="14pt" style:font-weight-complex="normal"/>
    </style:style>
    <style:style style:name="P16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88957" officeooo:paragraph-rsid="00588957" style:font-size-asian="12.25pt" style:font-weight-asian="bold" style:font-size-complex="14pt" style:font-weight-complex="bold"/>
    </style:style>
    <style:style style:name="P162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59f0da" officeooo:paragraph-rsid="0059f0da" style:font-size-asian="12.25pt" style:font-weight-asian="bold" style:font-size-complex="14pt" style:font-weight-complex="bold"/>
    </style:style>
    <style:style style:name="P163" style:family="paragraph" style:parent-style-name="Standard">
      <style:paragraph-properties fo:text-align="justify" style:justify-single-word="false"/>
      <style:text-properties fo:font-size="14pt" fo:font-weight="normal" officeooo:rsid="003de121" officeooo:paragraph-rsid="003de121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font-size="14pt" fo:font-weight="normal" officeooo:rsid="0033a4bb" officeooo:paragraph-rsid="0033a4bb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size="14pt" fo:font-weight="normal" officeooo:rsid="0037ae9e" officeooo:paragraph-rsid="0037ae9e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font-size="14pt" fo:font-weight="normal" officeooo:rsid="003afc58" officeooo:paragraph-rsid="003afc58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font-size="14pt" fo:font-weight="normal" officeooo:rsid="0047cb4d" officeooo:paragraph-rsid="0047cb4d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font-size="14pt" fo:font-weight="normal" officeooo:rsid="0048a89c" officeooo:paragraph-rsid="0048a89c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text-align="justify" style:justify-single-word="false"/>
      <style:text-properties fo:font-size="14pt" fo:font-weight="normal" officeooo:rsid="004d2dc1" officeooo:paragraph-rsid="004d2dc1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font-size="14pt" fo:font-weight="normal" officeooo:rsid="004ef0b7" officeooo:paragraph-rsid="004ef0b7" style:font-size-asian="14pt" style:font-weight-asian="normal" style:font-size-complex="14pt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font-size="14pt" fo:font-weight="normal" officeooo:rsid="0054937a" officeooo:paragraph-rsid="0054937a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size="14pt" fo:font-weight="normal" officeooo:rsid="0050b46b" officeooo:paragraph-rsid="0050b46b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size="14pt" fo:font-weight="normal" officeooo:rsid="004c6477" officeooo:paragraph-rsid="004c6477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c9211e" loext:opacity="100%" fo:font-size="14pt" fo:font-weight="normal" officeooo:rsid="003500c5" officeooo:paragraph-rsid="003500c5" style:font-size-asian="14pt" style:font-weight-asian="normal" style:font-size-complex="14pt" style:font-weight-complex="normal"/>
    </style:style>
    <style:style style:name="P175" style:family="paragraph" style:parent-style-name="Standard">
      <style:text-properties fo:color="#c9211e" loext:opacity="100%" officeooo:rsid="0074b2fc" officeooo:paragraph-rsid="0074b2fc"/>
    </style:style>
    <style:style style:name="P176" style:family="paragraph" style:parent-style-name="Standard">
      <style:text-properties fo:color="#c9211e" loext:opacity="100%" officeooo:rsid="007bbc52" officeooo:paragraph-rsid="007bbc52"/>
    </style:style>
    <style:style style:name="P177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dad15" officeooo:paragraph-rsid="002f9a23" fo:background-color="#ffffff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style:text-underline-style="none" fo:font-weight="bold" officeooo:rsid="002f9a23" officeooo:paragraph-rsid="002f9a23" fo:background-color="#ffffff" style:font-size-asian="14pt" style:font-weight-asian="bold" style:font-size-complex="14pt" style:font-weight-complex="bold"/>
    </style:style>
    <style:style style:name="P179" style:family="paragraph" style:parent-style-name="Standard">
      <style:text-properties fo:color="#c9211e" loext:opacity="100%" style:font-name="monospace" fo:font-weight="bold" officeooo:rsid="00084276" officeooo:paragraph-rsid="00da5b37" style:font-weight-asian="bold" style:font-weight-complex="bold"/>
    </style:style>
    <style:style style:name="P180" style:family="paragraph" style:parent-style-name="Standard">
      <style:paragraph-properties fo:text-align="justify" style:justify-single-word="false"/>
      <style:text-properties officeooo:rsid="0048a89c" officeooo:paragraph-rsid="0048a89c"/>
    </style:style>
    <style:style style:name="P18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0a3c09" officeooo:paragraph-rsid="000a3c09" style:font-size-asian="16pt" style:font-weight-asian="bold" style:font-size-complex="16pt" style:font-weight-complex="bold"/>
    </style:style>
    <style:style style:name="P182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0a3c09" officeooo:paragraph-rsid="000a3c09" style:font-size-asian="22pt" style:font-weight-asian="bold" style:font-size-complex="22pt" style:font-weight-complex="bold"/>
    </style:style>
    <style:style style:name="P183" style:family="paragraph" style:parent-style-name="Standard">
      <style:paragraph-properties fo:text-align="justify" style:justify-single-word="false"/>
      <style:text-properties officeooo:paragraph-rsid="002f9a23"/>
    </style:style>
    <style:style style:name="P184" style:family="paragraph" style:parent-style-name="Standard">
      <style:paragraph-properties fo:text-align="justify" style:justify-single-word="false"/>
      <style:text-properties officeooo:paragraph-rsid="0044af1a"/>
    </style:style>
    <style:style style:name="P185" style:family="paragraph" style:parent-style-name="Standard">
      <style:paragraph-properties fo:text-align="justify" style:justify-single-word="false"/>
      <style:text-properties officeooo:paragraph-rsid="0047b4b8"/>
    </style:style>
    <style:style style:name="P186" style:family="paragraph" style:parent-style-name="Standard">
      <style:paragraph-properties fo:text-align="justify" style:justify-single-word="false"/>
      <style:text-properties officeooo:paragraph-rsid="0048a89c"/>
    </style:style>
    <style:style style:name="P187" style:family="paragraph" style:parent-style-name="Standard">
      <style:paragraph-properties style:line-height-at-least="0.582cm"/>
      <style:text-properties fo:color="#f8f8f2" loext:opacity="100%" style:font-name="Droid Sans Mono" fo:font-size="12pt" fo:font-weight="normal" fo:background-color="#282a36"/>
    </style:style>
    <style:style style:name="P188" style:family="paragraph" style:parent-style-name="Standard">
      <style:paragraph-properties style:line-height-at-least="0.582cm"/>
      <style:text-properties fo:color="#6272a4" loext:opacity="100%" style:font-name="Droid Sans Mono" fo:font-size="12pt" fo:font-weight="normal" fo:background-color="#282a36"/>
    </style:style>
    <style:style style:name="P189" style:family="paragraph" style:parent-style-name="Standard">
      <style:paragraph-properties style:line-height-at-least="0.582cm"/>
    </style:style>
    <style:style style:name="P190" style:family="paragraph" style:parent-style-name="Standard">
      <style:text-properties officeooo:rsid="006ba16a" officeooo:paragraph-rsid="006ba16a"/>
    </style:style>
    <style:style style:name="P191" style:family="paragraph" style:parent-style-name="Standard">
      <style:text-properties officeooo:rsid="006be915" officeooo:paragraph-rsid="006be915"/>
    </style:style>
    <style:style style:name="P192" style:family="paragraph" style:parent-style-name="Standard">
      <style:text-properties officeooo:paragraph-rsid="0071298d"/>
    </style:style>
    <style:style style:name="P193" style:family="paragraph" style:parent-style-name="Standard">
      <style:text-properties officeooo:rsid="007d87a4" officeooo:paragraph-rsid="007d87a4"/>
    </style:style>
    <style:style style:name="P194" style:family="paragraph" style:parent-style-name="Standard">
      <style:text-properties officeooo:rsid="007ebd97" officeooo:paragraph-rsid="007ebd97"/>
    </style:style>
    <style:style style:name="P195" style:family="paragraph" style:parent-style-name="Standard">
      <style:text-properties officeooo:paragraph-rsid="00825f72"/>
    </style:style>
    <style:style style:name="P196" style:family="paragraph" style:parent-style-name="Standard">
      <style:text-properties officeooo:rsid="0084bee0" officeooo:paragraph-rsid="0084bee0"/>
    </style:style>
    <style:style style:name="P197" style:family="paragraph" style:parent-style-name="Standard">
      <style:text-properties officeooo:rsid="0085ff94" officeooo:paragraph-rsid="0085ff94"/>
    </style:style>
    <style:style style:name="P198" style:family="paragraph" style:parent-style-name="Standard">
      <style:text-properties officeooo:rsid="00863a3b" officeooo:paragraph-rsid="00863a3b"/>
    </style:style>
    <style:style style:name="P199" style:family="paragraph" style:parent-style-name="Standard">
      <style:text-properties officeooo:rsid="0087750a" officeooo:paragraph-rsid="0087750a"/>
    </style:style>
    <style:style style:name="P200" style:family="paragraph" style:parent-style-name="Standard">
      <style:text-properties officeooo:paragraph-rsid="00950f97"/>
    </style:style>
    <style:style style:name="P201" style:family="paragraph" style:parent-style-name="Standard">
      <style:text-properties officeooo:rsid="00950f97" officeooo:paragraph-rsid="00950f97"/>
    </style:style>
    <style:style style:name="P202" style:family="paragraph" style:parent-style-name="Standard">
      <style:paragraph-properties fo:text-align="justify" style:justify-single-word="false"/>
      <style:text-properties fo:color="#000000" loext:opacity="100%" style:font-name="monospace" fo:font-size="14pt" officeooo:paragraph-rsid="0016e7ff" fo:background-color="#ffffff" style:font-size-asian="14pt" style:font-size-complex="14pt"/>
    </style:style>
    <style:style style:name="P203" style:family="paragraph" style:parent-style-name="Standard">
      <style:text-properties fo:color="#000000" loext:opacity="100%" style:font-name="monospace" officeooo:paragraph-rsid="0081a79d" fo:background-color="#ffffff"/>
    </style:style>
    <style:style style:name="P204" style:family="paragraph" style:parent-style-name="Standard">
      <style:text-properties fo:color="#000000" loext:opacity="100%" style:font-name="monospace" officeooo:rsid="0081a79d" officeooo:paragraph-rsid="0081a79d" fo:background-color="#ffffff"/>
    </style:style>
    <style:style style:name="P205" style:family="paragraph" style:parent-style-name="Standard">
      <style:text-properties fo:color="#000000" loext:opacity="100%" style:font-name="monospace" fo:font-weight="bold" officeooo:rsid="0081a79d" officeooo:paragraph-rsid="00825f72" fo:background-color="#ffffff" style:font-weight-asian="bold" style:font-weight-complex="bold"/>
    </style:style>
    <style:style style:name="P206" style:family="paragraph" style:parent-style-name="Standard">
      <style:text-properties fo:color="#000000" loext:opacity="100%" style:font-name="monospace" fo:font-weight="bold" officeooo:rsid="00825f72" officeooo:paragraph-rsid="00825f72" fo:background-color="#ffffff" style:font-weight-asian="bold" style:font-weight-complex="bold"/>
    </style:style>
    <style:style style:name="P20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officeooo:rsid="0017f20b" officeooo:paragraph-rsid="0017f20b" fo:background-color="#ffffff" style:font-size-asian="14pt" style:font-size-complex="14pt"/>
    </style:style>
    <style:style style:name="P20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1fb5b6" officeooo:paragraph-rsid="001fb5b6" fo:background-color="#ffffff" style:font-size-asian="14pt" style:font-weight-asian="normal" style:font-size-complex="14pt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text-underline-style="none" fo:font-weight="normal" officeooo:rsid="00418f58" officeooo:paragraph-rsid="00418f58" fo:background-color="#ffffff" style:font-size-asian="14pt" style:font-weight-asian="normal" style:font-size-complex="14pt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17f20b" officeooo:paragraph-rsid="0017f20b" fo:background-color="#ffffff" style:font-size-asian="12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style:text-underline-style="none" fo:font-weight="normal" officeooo:rsid="001fb5b6" officeooo:paragraph-rsid="001fb5b6" fo:background-color="#ffffff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000000" loext:opacity="100%" style:font-name="Liberation Serif" fo:font-size="20pt" style:text-underline-style="solid" style:text-underline-width="auto" style:text-underline-color="font-color" fo:font-weight="bold" officeooo:rsid="001d8bb2" officeooo:paragraph-rsid="001d8bb2" fo:background-color="#ffffff" style:font-size-asian="20pt" style:font-weight-asian="bold" style:font-size-complex="20pt" style:font-weight-complex="bold"/>
    </style:style>
    <style:style style:name="P213" style:family="paragraph" style:parent-style-name="Standard">
      <style:paragraph-properties fo:text-align="justify" style:justify-single-word="false"/>
      <style:text-properties fo:color="#000000" loext:opacity="100%" style:font-name="Liberation Serif" fo:font-size="10.5pt" style:text-underline-style="none" fo:font-weight="normal" officeooo:rsid="003ebd6c" officeooo:paragraph-rsid="003f7c3f" fo:background-color="#ffffff" style:font-size-asian="10.5pt" style:font-weight-asian="normal" style:font-size-complex="10.5pt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fb5b6" officeooo:paragraph-rsid="001fb5b6" style:font-size-asian="15pt" style:font-weight-asian="normal" style:font-size-complex="15pt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color="#b21818" loext:opacity="100%" style:font-name="Liberation Serif" officeooo:paragraph-rsid="0042f590" fo:background-color="#ffffff"/>
    </style:style>
    <style:style style:name="P216" style:family="paragraph" style:parent-style-name="Standard">
      <style:paragraph-properties fo:text-align="justify" style:justify-single-word="false"/>
      <style:text-properties fo:color="#b21818" loext:opacity="100%" style:font-name="Liberation Serif" fo:font-weight="bold" officeooo:rsid="0042f590" officeooo:paragraph-rsid="0044af1a" fo:background-color="#ffffff" style:font-weight-asian="bold" style:font-weight-complex="bold"/>
    </style:style>
    <style:style style:name="P217" style:family="paragraph" style:parent-style-name="Preformatted_20_Text">
      <style:text-properties officeooo:rsid="00c156fb" officeooo:paragraph-rsid="00c4f7ee"/>
    </style:style>
    <style:style style:name="P218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/>
    </style:style>
    <style:style style:name="P219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ui-monospace" fo:font-size="10.5pt" fo:letter-spacing="normal" fo:font-style="normal" fo:font-weight="normal" officeooo:rsid="00dffb59" officeooo:paragraph-rsid="00dffb59"/>
    </style:style>
    <style:style style:name="T1" style:family="text">
      <style:text-properties officeooo:rsid="000c7c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af1a" style:font-weight-asian="bold" style:font-weight-complex="bold"/>
    </style:style>
    <style:style style:name="T4" style:family="text">
      <style:text-properties fo:font-weight="bold" officeooo:rsid="009e0886" style:font-weight-asian="bold" style:font-weight-complex="bold"/>
    </style:style>
    <style:style style:name="T5" style:family="text">
      <style:text-properties fo:font-weight="bold" officeooo:rsid="00aece4a" style:font-weight-asian="bold" style:font-weight-complex="bold"/>
    </style:style>
    <style:style style:name="T6" style:family="text">
      <style:text-properties fo:font-weight="bold" officeooo:rsid="00c081a6" style:font-weight-asian="bold" style:font-weight-complex="bold"/>
    </style:style>
    <style:style style:name="T7" style:family="text">
      <style:text-properties fo:font-weight="bold" officeooo:rsid="00c6bb3a" style:font-weight-asian="bold" style:font-weight-complex="bold"/>
    </style:style>
    <style:style style:name="T8" style:family="text">
      <style:text-properties fo:font-weight="bold" officeooo:rsid="00a4ebf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78d2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b51f89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8e43d" style:font-weight-asian="normal" style:font-weight-complex="normal"/>
    </style:style>
    <style:style style:name="T16" style:family="text">
      <style:text-properties style:text-underline-style="none" fo:font-weight="normal" officeooo:rsid="002c8285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4af1a" style:font-weight-asian="normal" style:font-weight-complex="normal"/>
    </style:style>
    <style:style style:name="T19" style:family="text">
      <style:text-properties fo:font-weight="normal" officeooo:rsid="0065180f" style:font-weight-asian="normal" style:font-weight-complex="normal"/>
    </style:style>
    <style:style style:name="T20" style:family="text">
      <style:text-properties fo:font-weight="normal" officeooo:rsid="0067ead2" style:font-weight-asian="normal" style:font-weight-complex="normal"/>
    </style:style>
    <style:style style:name="T21" style:family="text">
      <style:text-properties fo:font-weight="normal" officeooo:rsid="00baf159" style:font-weight-asian="normal" style:font-weight-complex="normal"/>
    </style:style>
    <style:style style:name="T22" style:family="text">
      <style:text-properties fo:font-weight="normal" officeooo:rsid="00c081a6" style:font-weight-asian="normal" style:font-weight-complex="normal"/>
    </style:style>
    <style:style style:name="T23" style:family="text">
      <style:text-properties fo:font-weight="normal" officeooo:rsid="00c2dbdc" style:font-weight-asian="normal" style:font-weight-complex="normal"/>
    </style:style>
    <style:style style:name="T24" style:family="text">
      <style:text-properties officeooo:rsid="000d9a10"/>
    </style:style>
    <style:style style:name="T25" style:family="text">
      <style:text-properties officeooo:rsid="000f95c7"/>
    </style:style>
    <style:style style:name="T26" style:family="text">
      <style:text-properties officeooo:rsid="000fa995"/>
    </style:style>
    <style:style style:name="T27" style:family="text">
      <style:text-properties officeooo:rsid="001179a3"/>
    </style:style>
    <style:style style:name="T28" style:family="text">
      <style:text-properties officeooo:rsid="0012f634"/>
    </style:style>
    <style:style style:name="T29" style:family="text">
      <style:text-properties fo:color="#000000" loext:opacity="100%" fo:background-color="#ffffff" loext:char-shading-value="0"/>
    </style:style>
    <style:style style:name="T30" style:family="text">
      <style:text-properties fo:color="#000000" loext:opacity="100%" officeooo:rsid="001cfa48" fo:background-color="#ffffff" loext:char-shading-value="0"/>
    </style:style>
    <style:style style:name="T31" style:family="text">
      <style:text-properties fo:color="#000000" loext:opacity="100%" style:font-name="monospace" fo:background-color="#ffffff" loext:char-shading-value="0"/>
    </style:style>
    <style:style style:name="T32" style:family="text">
      <style:text-properties fo:color="#000000" loext:opacity="100%" style:font-name="monospace" officeooo:rsid="001b689c" fo:background-color="#ffffff" loext:char-shading-value="0"/>
    </style:style>
    <style:style style:name="T33" style:family="text">
      <style:text-properties fo:color="#000000" loext:opacity="100%" style:font-name="monospace" officeooo:rsid="0058e176" fo:background-color="#ffffff" loext:char-shading-value="0"/>
    </style:style>
    <style:style style:name="T34" style:family="text">
      <style:text-properties fo:color="#000000" loext:opacity="100%" style:font-name="monospace" officeooo:rsid="0081a79d" fo:background-color="#ffffff" loext:char-shading-value="0"/>
    </style:style>
    <style:style style:name="T35" style:family="text">
      <style:text-properties fo:color="#000000" loext:opacity="100%" style:font-name="monospace" fo:font-weight="bold" officeooo:rsid="00825f72" fo:background-color="#ffffff" loext:char-shading-value="0" style:font-weight-asian="bold" style:font-weight-complex="bold"/>
    </style:style>
    <style:style style:name="T36" style:family="text">
      <style:text-properties fo:color="#000000" loext:opacity="100%" style:font-name="monospace" fo:font-weight="bold" officeooo:rsid="0081a79d" fo:background-color="#ffffff" loext:char-shading-value="0" style:font-weight-asian="bold" style:font-weight-complex="bold"/>
    </style:style>
    <style:style style:name="T37" style:family="text">
      <style:text-properties fo:color="#000000" loext:opacity="100%" style:font-name="Liberation Serif" officeooo:rsid="0026cf7e" fo:background-color="#ffffff" loext:char-shading-value="0"/>
    </style:style>
    <style:style style:name="T38" style:family="text">
      <style:text-properties fo:color="#000000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39" style:family="text">
      <style:text-properties fo:color="#000000" loext:opacity="100%" style:font-name="Liberation Serif" fo:font-size="14pt" style:text-underline-style="none" fo:font-weight="bold" officeooo:rsid="002dbe24" fo:background-color="#ffffff" loext:char-shading-value="0" style:font-size-asian="14pt" style:font-weight-asian="bold" style:font-size-complex="14pt" style:font-weight-complex="bold"/>
    </style:style>
    <style:style style:name="T40" style:family="text">
      <style:text-properties fo:color="#000000" loext:opacity="100%" style:font-name="Liberation Serif" style:text-underline-style="solid" style:text-underline-width="auto" style:text-underline-color="font-color" fo:font-weight="bold" officeooo:rsid="0026cf7e" fo:background-color="#ffffff" loext:char-shading-value="0" style:font-weight-asian="bold" style:font-weight-complex="bold"/>
    </style:style>
    <style:style style:name="T4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2" style:family="text">
      <style:text-properties fo:color="#000000" loext:opacity="100%" fo:font-weight="bold" officeooo:rsid="0081a79d" fo:background-color="#ffffff" loext:char-shading-value="0" style:font-weight-asian="bold" style:font-weight-complex="bold"/>
    </style:style>
    <style:style style:name="T43" style:family="text">
      <style:text-properties fo:color="#000000" loext:opacity="100%" fo:font-weight="bold" officeooo:rsid="00c2dbdc" fo:background-color="#ffffff" loext:char-shading-value="0" style:font-weight-asian="bold" style:font-weight-complex="bold"/>
    </style:style>
    <style:style style:name="T44" style:family="text">
      <style:text-properties fo:color="#000000" loext:opacity="100%" fo:font-weight="normal" officeooo:rsid="00c2dbdc" fo:background-color="#ffffff" loext:char-shading-value="0" style:font-weight-asian="normal" style:font-weight-complex="normal"/>
    </style:style>
    <style:style style:name="T45" style:family="text">
      <style:text-properties style:font-name="monospace"/>
    </style:style>
    <style:style style:name="T46" style:family="text">
      <style:text-properties style:font-name="monospace" fo:font-weight="normal" officeooo:rsid="00c2dbdc" style:font-weight-asian="normal" style:font-weight-complex="normal"/>
    </style:style>
    <style:style style:name="T47" style:family="text">
      <style:text-properties style:font-name="monospace" fo:font-weight="bold" style:font-weight-asian="bold" style:font-weight-complex="bold"/>
    </style:style>
    <style:style style:name="T48" style:family="text">
      <style:text-properties fo:font-size="10.5pt" fo:font-weight="normal" style:font-size-asian="10.5pt" style:font-weight-asian="normal" style:font-size-complex="10.5pt" style:font-weight-complex="normal" loext:padding="0cm" loext:border="none"/>
    </style:style>
    <style:style style:name="T49" style:family="text">
      <style:text-properties fo:font-size="15pt" style:text-underline-style="solid" style:text-underline-width="auto" style:text-underline-color="font-color" fo:font-weight="bold" officeooo:rsid="001fb5b6" style:font-size-asian="15pt" style:font-weight-asian="bold" style:font-size-complex="15pt" style:font-weight-complex="bold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fo:font-size="14pt" style:text-underline-style="none" fo:font-weight="normal" officeooo:rsid="0042f590" style:font-size-asian="14pt" style:font-weight-asian="normal" style:font-size-complex="14pt" style:font-weight-complex="normal"/>
    </style:style>
    <style:style style:name="T52" style:family="text">
      <style:text-properties style:font-name="Liberation Serif" fo:font-size="14pt" officeooo:rsid="006b23c3" style:font-size-asian="14pt" style:font-size-complex="14pt"/>
    </style:style>
    <style:style style:name="T53" style:family="text">
      <style:text-properties style:font-name="Liberation Serif" fo:font-size="14pt" officeooo:rsid="006d5d1b" style:font-size-asian="14pt" style:font-size-complex="14pt"/>
    </style:style>
    <style:style style:name="T54" style:family="text">
      <style:text-properties style:font-name="Liberation Serif" fo:font-size="14pt" officeooo:rsid="006f5c8a" style:font-size-asian="14pt" style:font-size-complex="14pt"/>
    </style:style>
    <style:style style:name="T55" style:family="text">
      <style:text-properties style:font-name="Liberation Serif" fo:font-size="14pt" officeooo:rsid="0071298d" style:font-size-asian="14pt" style:font-size-complex="14pt"/>
    </style:style>
    <style:style style:name="T56" style:family="text">
      <style:text-properties style:font-name="Liberation Serif" fo:font-size="14pt" officeooo:rsid="00c8469d" style:font-size-asian="14pt" style:font-size-complex="14pt"/>
    </style:style>
    <style:style style:name="T57" style:family="text">
      <style:text-properties style:font-name="Liberation Serif" fo:font-size="14pt" fo:font-weight="bold" officeooo:rsid="006b23c3" style:font-size-asian="14pt" style:font-weight-asian="bold" style:font-size-complex="14pt" style:font-weight-complex="bold"/>
    </style:style>
    <style:style style:name="T58" style:family="text">
      <style:text-properties style:font-name="Liberation Serif" fo:font-size="14pt" fo:font-weight="normal" officeooo:rsid="006b23c3" style:font-size-asian="14pt" style:font-weight-asian="normal" style:font-size-complex="14pt" style:font-weight-complex="normal"/>
    </style:style>
    <style:style style:name="T59" style:family="text">
      <style:text-properties style:font-name="Liberation Serif" officeooo:rsid="00423e3e"/>
    </style:style>
    <style:style style:name="T60" style:family="text">
      <style:text-properties style:font-name="Liberation Serif" fo:font-weight="bold" officeooo:rsid="0042f590" style:font-weight-asian="bold" style:font-weight-complex="bold"/>
    </style:style>
    <style:style style:name="T61" style:family="text">
      <style:text-properties style:font-name="Liberation Serif" fo:font-weight="bold" officeooo:rsid="00935ca7" style:font-weight-asian="bold" style:font-weight-complex="bold"/>
    </style:style>
    <style:style style:name="T62" style:family="text">
      <style:text-properties style:font-name="Liberation Serif" officeooo:rsid="0047b4b8"/>
    </style:style>
    <style:style style:name="T63" style:family="text">
      <style:text-properties style:font-name="Liberation Serif" loext:padding="0cm" loext:border="none"/>
    </style:style>
    <style:style style:name="T64" style:family="text">
      <style:text-properties style:font-name="Liberation Serif" fo:font-size="12pt" style:font-size-asian="12pt" style:font-size-complex="12pt"/>
    </style:style>
    <style:style style:name="T6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officeooo:rsid="00926611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officeooo:rsid="009a4073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fo:font-weight="bold" officeooo:rsid="00a0b759" style:font-size-asian="12pt" style:font-weight-asian="bold" style:font-size-complex="12pt" style:font-weight-complex="bold"/>
    </style:style>
    <style:style style:name="T69" style:family="text">
      <style:text-properties style:font-name="Liberation Serif" fo:font-size="12pt" fo:font-weight="bold" fo:background-color="#ffff00" loext:char-shading-value="0" style:font-size-asian="12pt" style:font-weight-asian="bold" style:font-size-complex="12pt" style:font-weight-complex="bold"/>
    </style:style>
    <style:style style:name="T70" style:family="text">
      <style:text-properties style:font-name="Liberation Serif" fo:font-size="12pt" fo:font-weight="bold" officeooo:rsid="009a4073" fo:background-color="#ffff00" loext:char-shading-value="0" style:font-size-asian="12pt" style:font-weight-asian="bold" style:font-size-complex="12pt" style:font-weight-complex="bold"/>
    </style:style>
    <style:style style:name="T71" style:family="text">
      <style:text-properties style:font-name="Liberation Serif" fo:font-size="12pt" style:text-underline-style="solid" style:text-underline-width="auto" style:text-underline-color="font-color" fo:font-weight="bold" officeooo:rsid="00609fe1" style:font-name-asian="Noto Sans Mono CJK SC" style:font-size-asian="12pt" style:font-weight-asian="bold" style:font-name-complex="Liberation Mono" style:font-size-complex="12pt" style:font-weight-complex="bold"/>
    </style:style>
    <style:style style:name="T72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3" style:family="text">
      <style:text-properties style:font-name="Liberation Serif" fo:font-size="20pt" fo:font-style="normal" style:text-underline-style="solid" style:text-underline-width="auto" style:text-underline-color="font-color" fo:font-weight="bold" officeooo:rsid="0094c2ae" style:font-size-asian="20pt" style:font-style-asian="normal" style:font-weight-asian="bold" style:font-size-complex="20pt" style:font-style-complex="normal" style:font-weight-complex="bold"/>
    </style:style>
    <style:style style:name="T74" style:family="text">
      <style:text-properties style:font-name="Liberation Serif" fo:font-size="15pt" fo:font-weight="bold" officeooo:rsid="00926611" style:font-size-asian="13.1000003814697pt" style:font-weight-asian="bold" style:font-size-complex="15pt" style:font-weight-complex="bold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font-size="14pt" officeooo:rsid="0047cb4d" style:font-size-asian="14pt" style:font-size-complex="14pt"/>
    </style:style>
    <style:style style:name="T77" style:family="text">
      <style:text-properties fo:font-size="14pt" officeooo:rsid="004c764d" style:font-size-asian="14pt" style:font-size-complex="14pt"/>
    </style:style>
    <style:style style:name="T78" style:family="text">
      <style:text-properties fo:font-size="14pt" officeooo:rsid="00c82e78" style:font-size-asian="14pt" style:font-size-complex="14pt"/>
    </style:style>
    <style:style style:name="T79" style:family="text">
      <style:text-properties fo:font-size="14pt" fo:font-weight="bold" style:font-size-asian="14pt" style:font-weight-asian="bold" style:font-size-complex="14pt" style:font-weight-complex="bold"/>
    </style:style>
    <style:style style:name="T80" style:family="text">
      <style:text-properties fo:font-size="14pt" fo:font-weight="normal" style:font-size-asian="14pt" style:font-weight-asian="normal" style:font-size-complex="14pt" style:font-weight-complex="normal"/>
    </style:style>
    <style:style style:name="T81" style:family="text">
      <style:text-properties fo:font-size="14pt" fo:font-weight="normal" officeooo:rsid="0047cb4d" style:font-size-asian="14pt" style:font-weight-asian="normal" style:font-size-complex="14pt" style:font-weight-complex="normal"/>
    </style:style>
    <style:style style:name="T8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3" style:family="text">
      <style:text-properties fo:color="#c9211e" loext:opacity="100%"/>
    </style:style>
    <style:style style:name="T84" style:family="text">
      <style:text-properties fo:color="#c9211e" loext:opacity="100%" style:font-name="Liberation Serif" fo:font-size="14pt" style:text-underline-style="none" fo:font-weight="bold" officeooo:rsid="002dad15" fo:background-color="#ffffff" loext:char-shading-value="0" style:font-size-asian="14pt" style:font-weight-asian="bold" style:font-size-complex="14pt" style:font-weight-complex="bold"/>
    </style:style>
    <style:style style:name="T85" style:family="text">
      <style:text-properties fo:color="#c9211e" loext:opacity="100%" style:font-name="Liberation Serif" fo:font-size="14pt" style:text-underline-style="none" fo:font-weight="bold" officeooo:rsid="002f9a23" fo:background-color="#ffffff" loext:char-shading-value="0" style:font-size-asian="14pt" style:font-weight-asian="bold" style:font-size-complex="14pt" style:font-weight-complex="bold"/>
    </style:style>
    <style:style style:name="T86" style:family="text">
      <style:text-properties fo:color="#c9211e" loext:opacity="100%" style:font-name="Liberation Serif" fo:font-size="14pt" style:text-underline-style="none" fo:font-weight="bold" officeooo:rsid="0033a4bb" fo:background-color="#ffffff" loext:char-shading-value="0" style:font-size-asian="14pt" style:font-weight-asian="bold" style:font-size-complex="14pt" style:font-weight-complex="bold"/>
    </style:style>
    <style:style style:name="T87" style:family="text">
      <style:text-properties fo:color="#c9211e" loext:opacity="100%" style:font-name="Liberation Serif" fo:font-size="14pt" officeooo:rsid="0059f0da" style:font-size-asian="14pt" style:font-size-complex="14pt" loext:padding="0cm" loext:border="none"/>
    </style:style>
    <style:style style:name="T88" style:family="text">
      <style:text-properties fo:color="#c9211e" loext:opacity="100%" style:font-name="Liberation Serif" fo:font-size="14pt" officeooo:rsid="005d1a42" style:font-size-asian="14pt" style:font-size-complex="14pt" loext:padding="0cm" loext:border="none"/>
    </style:style>
    <style:style style:name="T89" style:family="text">
      <style:text-properties fo:color="#c9211e" loext:opacity="100%" style:font-name="Liberation Serif" officeooo:rsid="00423e3e" fo:background-color="#ffffff" loext:char-shading-value="0"/>
    </style:style>
    <style:style style:name="T90" style:family="text">
      <style:text-properties fo:color="#c9211e" loext:opacity="100%" style:font-name="Liberation Serif" fo:font-size="12pt" fo:font-weight="bold" officeooo:rsid="006388d6" style:font-size-asian="12pt" style:font-weight-asian="bold" style:font-size-complex="12pt" style:font-weight-complex="bold"/>
    </style:style>
    <style:style style:name="T91" style:family="text">
      <style:text-properties fo:color="#c9211e" loext:opacity="100%" style:font-name="Liberation Serif" fo:font-size="12pt" fo:font-weight="normal" officeooo:rsid="006388d6" style:font-size-asian="12pt" style:font-weight-asian="normal" style:font-size-complex="12pt" style:font-weight-complex="normal"/>
    </style:style>
    <style:style style:name="T92" style:family="text">
      <style:text-properties fo:color="#c9211e" loext:opacity="100%" style:font-name="Liberation Serif" fo:font-size="12pt" fo:font-weight="normal" officeooo:rsid="0063b22b" style:font-size-asian="12pt" style:font-weight-asian="normal" style:font-size-complex="12pt" style:font-weight-complex="normal"/>
    </style:style>
    <style:style style:name="T93" style:family="text">
      <style:text-properties fo:color="#c9211e" loext:opacity="100%" style:font-name="Liberation Serif" fo:font-size="12pt" fo:font-weight="normal" officeooo:rsid="0064b502" style:font-size-asian="12pt" style:font-weight-asian="normal" style:font-size-complex="12pt" style:font-weight-complex="normal"/>
    </style:style>
    <style:style style:name="T94" style:family="text">
      <style:text-properties fo:color="#c9211e" loext:opacity="100%" style:font-name="Liberation Serif" fo:font-size="12pt" fo:font-weight="normal" officeooo:rsid="0068c811" style:font-size-asian="12pt" style:font-weight-asian="normal" style:font-size-complex="12pt" style:font-weight-complex="normal"/>
    </style:style>
    <style:style style:name="T95" style:family="text">
      <style:text-properties fo:color="#c9211e" loext:opacity="100%" style:font-name="Liberation Serif" fo:font-size="12pt" fo:font-weight="normal" officeooo:rsid="0069cb5f" style:font-size-asian="12pt" style:font-weight-asian="normal" style:font-size-complex="12pt" style:font-weight-complex="normal"/>
    </style:style>
    <style:style style:name="T96" style:family="text">
      <style:text-properties fo:color="#c9211e" loext:opacity="100%" style:font-name="Liberation Serif" fo:font-size="16pt" style:text-underline-style="solid" style:text-underline-width="auto" style:text-underline-color="font-color" fo:font-weight="bold" officeooo:rsid="006388d6" style:font-size-asian="16pt" style:font-weight-asian="bold" style:font-size-complex="16pt" style:font-weight-complex="bold"/>
    </style:style>
    <style:style style:name="T97" style:family="text">
      <style:text-properties fo:color="#c9211e" loext:opacity="100%" style:font-name="Liberation Serif" fo:font-size="20pt" fo:font-weight="bold" officeooo:rsid="0082d0b5" fo:background-color="#ffff00" loext:char-shading-value="0" style:font-size-asian="20pt" style:font-weight-asian="bold" style:font-size-complex="20pt" style:font-weight-complex="bold"/>
    </style:style>
    <style:style style:name="T98" style:family="text">
      <style:text-properties fo:color="#c9211e" loext:opacity="100%" style:font-name="Liberation Serif" fo:font-size="20pt" fo:font-weight="bold" officeooo:rsid="0082e0ab" fo:background-color="#ffff00" loext:char-shading-value="0" style:font-size-asian="20pt" style:font-weight-asian="bold" style:font-size-complex="20pt" style:font-weight-complex="bold"/>
    </style:style>
    <style:style style:name="T99" style:family="text">
      <style:text-properties fo:color="#c9211e" loext:opacity="100%" fo:font-weight="bold" style:font-weight-asian="bold" style:font-weight-complex="bold"/>
    </style:style>
    <style:style style:name="T100" style:family="text">
      <style:text-properties fo:color="#c9211e" loext:opacity="100%" officeooo:rsid="00c82e78"/>
    </style:style>
    <style:style style:name="T101" style:family="text">
      <style:text-properties fo:color="#c9211e" loext:opacity="100%" officeooo:rsid="00084276"/>
    </style:style>
    <style:style style:name="T102" style:family="text">
      <style:text-properties officeooo:rsid="00333d84"/>
    </style:style>
    <style:style style:name="T103" style:family="text">
      <style:text-properties officeooo:rsid="0035e05f"/>
    </style:style>
    <style:style style:name="T104" style:family="text">
      <style:text-properties officeooo:rsid="003984bd"/>
    </style:style>
    <style:style style:name="T105" style:family="text">
      <style:text-properties fo:color="#b21818" loext:opacity="100%" style:font-name="Liberation Serif" fo:background-color="#ffffff" loext:char-shading-value="0"/>
    </style:style>
    <style:style style:name="T106" style:family="text">
      <style:text-properties fo:color="#b21818" loext:opacity="100%" style:font-name="Liberation Serif" fo:font-weight="bold" officeooo:rsid="0042f590" fo:background-color="#ffffff" loext:char-shading-value="0" style:font-weight-asian="bold" style:font-weight-complex="bold"/>
    </style:style>
    <style:style style:name="T107" style:family="text">
      <style:text-properties officeooo:rsid="0044af1a"/>
    </style:style>
    <style:style style:name="T108" style:family="text">
      <style:text-properties loext:padding="0cm" loext:border="none"/>
    </style:style>
    <style:style style:name="T109" style:family="text">
      <style:text-properties fo:font-size="16pt" style:font-size-asian="16pt" style:font-size-complex="16pt"/>
    </style:style>
    <style:style style:name="T110" style:family="text">
      <style:text-properties fo:font-size="16pt" officeooo:rsid="00a4aadb" style:font-size-asian="16pt" style:font-size-complex="16pt"/>
    </style:style>
    <style:style style:name="T111" style:family="text">
      <style:text-properties officeooo:rsid="0065180f"/>
    </style:style>
    <style:style style:name="T112" style:family="text">
      <style:text-properties fo:color="#6272a4" loext:opacity="100%"/>
    </style:style>
    <style:style style:name="T113" style:family="text">
      <style:text-properties fo:color="#50fa7b" loext:opacity="100%"/>
    </style:style>
    <style:style style:name="T114" style:family="text">
      <style:text-properties fo:color="#f8f8f2" loext:opacity="100%" style:font-name="Droid Sans Mono" fo:font-size="12pt" fo:font-weight="normal" fo:background-color="#282a36" loext:char-shading-value="0"/>
    </style:style>
    <style:style style:name="T115" style:family="text">
      <style:text-properties fo:color="#f8f8f2" loext:opacity="100%" style:font-name="Droid Sans Mono" fo:font-size="12pt" fo:font-weight="normal" officeooo:rsid="0071298d" fo:background-color="#282a36" loext:char-shading-value="0" style:font-size-asian="14pt" style:font-size-complex="14pt"/>
    </style:style>
    <style:style style:name="T116" style:family="text">
      <style:text-properties fo:color="#f8f8f2" loext:opacity="100%" style:font-name="Droid Sans Mono" fo:font-size="12pt" fo:font-weight="normal" officeooo:rsid="007a454f" fo:background-color="#282a36" loext:char-shading-value="0" style:font-size-asian="14pt" style:font-size-complex="14pt"/>
    </style:style>
    <style:style style:name="T117" style:family="text">
      <style:text-properties fo:color="#f8f8f2" loext:opacity="100%" style:font-name="Droid Sans Mono" fo:font-size="12pt" fo:font-weight="normal" officeooo:rsid="0076f114" fo:background-color="#282a36" loext:char-shading-value="0"/>
    </style:style>
    <style:style style:name="T118" style:family="text">
      <style:text-properties fo:color="#f8f8f2" loext:opacity="100%" style:font-name="Droid Sans Mono" fo:font-size="12pt" fo:font-weight="normal" officeooo:rsid="007a4e0d" fo:background-color="#282a36" loext:char-shading-value="0"/>
    </style:style>
    <style:style style:name="T119" style:family="text">
      <style:text-properties officeooo:rsid="007210f6"/>
    </style:style>
    <style:style style:name="T120" style:family="text">
      <style:text-properties officeooo:rsid="0073b82d"/>
    </style:style>
    <style:style style:name="T121" style:family="text">
      <style:text-properties officeooo:rsid="0076f114"/>
    </style:style>
    <style:style style:name="T122" style:family="text">
      <style:text-properties officeooo:rsid="0078c08b"/>
    </style:style>
    <style:style style:name="T123" style:family="text">
      <style:text-properties officeooo:rsid="007b6344"/>
    </style:style>
    <style:style style:name="T124" style:family="text">
      <style:text-properties officeooo:rsid="007bbc52"/>
    </style:style>
    <style:style style:name="T125" style:family="text">
      <style:text-properties officeooo:rsid="007d38c4"/>
    </style:style>
    <style:style style:name="T126" style:family="text">
      <style:text-properties officeooo:rsid="00825f72"/>
    </style:style>
    <style:style style:name="T127" style:family="text">
      <style:text-properties style:font-name="apple-system" fo:font-size="15pt" fo:font-style="normal" fo:font-weight="normal"/>
    </style:style>
    <style:style style:name="T128" style:family="text">
      <style:text-properties style:font-name="apple-system" fo:font-size="15pt" fo:font-weight="normal"/>
    </style:style>
    <style:style style:name="T129" style:family="text">
      <style:text-properties officeooo:rsid="008bccf4"/>
    </style:style>
    <style:style style:name="T130" style:family="text">
      <style:text-properties style:font-name-asian="Noto Sans Mono CJK SC" style:font-size-asian="10pt" style:font-name-complex="Liberation Mono" style:font-size-complex="10pt"/>
    </style:style>
    <style:style style:name="T131" style:family="text">
      <style:text-properties officeooo:rsid="008decf0"/>
    </style:style>
    <style:style style:name="T132" style:family="text">
      <style:text-properties officeooo:rsid="00984373"/>
    </style:style>
    <style:style style:name="T133" style:family="text">
      <style:text-properties officeooo:rsid="00a173bc"/>
    </style:style>
    <style:style style:name="T134" style:family="text">
      <style:text-properties officeooo:rsid="00a4aadb"/>
    </style:style>
    <style:style style:name="T135" style:family="text">
      <style:text-properties officeooo:rsid="00aa6608"/>
    </style:style>
    <style:style style:name="T136" style:family="text">
      <style:text-properties officeooo:rsid="00b16a34"/>
    </style:style>
    <style:style style:name="T137" style:family="text">
      <style:text-properties fo:color="#ffffff" loext:opacity="100%" fo:background-color="#000000" loext:char-shading-value="0"/>
    </style:style>
    <style:style style:name="T138" style:family="text">
      <style:text-properties officeooo:rsid="00b51f89"/>
    </style:style>
    <style:style style:name="T139" style:family="text">
      <style:text-properties officeooo:rsid="00b9032f"/>
    </style:style>
    <style:style style:name="T140" style:family="text">
      <style:text-properties officeooo:rsid="00c081a6"/>
    </style:style>
    <style:style style:name="T141" style:family="text">
      <style:text-properties officeooo:rsid="00c4f7ee"/>
    </style:style>
    <style:style style:name="T142" style:family="text">
      <style:text-properties officeooo:rsid="00c6bb3a"/>
    </style:style>
    <style:style style:name="T143" style:family="text">
      <style:text-properties officeooo:rsid="00c86d1e"/>
    </style:style>
    <style:style style:name="T144" style:family="text">
      <style:text-properties officeooo:rsid="00c982d3"/>
    </style:style>
    <style:style style:name="T145" style:family="text">
      <style:text-properties officeooo:rsid="00cfa6a6"/>
    </style:style>
    <style:style style:name="T146" style:family="text">
      <style:text-properties officeooo:rsid="00d2d600"/>
    </style:style>
    <style:style style:name="T147" style:family="text">
      <style:text-properties officeooo:rsid="00d48f3e"/>
    </style:style>
    <style:style style:name="T148" style:family="text">
      <style:text-properties officeooo:rsid="00d6fed8"/>
    </style:style>
    <style:style style:name="T149" style:family="text">
      <style:text-properties officeooo:rsid="00d9918f"/>
    </style:style>
    <style:style style:name="T150" style:family="text">
      <style:text-properties officeooo:rsid="00c2dbdc"/>
    </style:style>
    <style:style style:name="T151" style:family="text">
      <style:text-properties officeooo:rsid="00df1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2">Curso de git e git hub</text:p>
      <text:p text:style-name="P90"/>
      <text:p text:style-name="P181">1º Instalar o git no linux debia/ ubuntu</text:p>
      <text:p text:style-name="P105"/>
      <text:p text:style-name="P156">no site : https://git-scm.com/download/linux</text:p>
      <text:p text:style-name="P129"/>
      <text:p text:style-name="P129"><text:span text:style-name="T24">1º - </text:span>adcionar o pacote : <text:span text:style-name="T1">para pegar versão mais atualizada do git.</text:span></text:p>
      <text:p text:style-name="P130">comando:</text:p>
      <text:p text:style-name="P91">add-apt-repository ppa:git-core/ppa</text:p>
      <text:p text:style-name="P92"/>
      <text:p text:style-name="P138">2º - <text:s/><text:span text:style-name="T24">Aplicar o comando:</text:span></text:p>
      <text:p text:style-name="P138"/>
      <text:p text:style-name="P140">apt update</text:p>
      <text:p text:style-name="P138"/>
      <text:p text:style-name="P131">3º – A<text:span text:style-name="T25">p</text:span>licar o comando:</text:p>
      <text:p text:style-name="P131"/>
      <text:p text:style-name="P131">apt install git</text:p>
      <text:p text:style-name="P131"/>
      <text:p text:style-name="P132">4º – <text:span text:style-name="T26">Aplicar o comando:</text:span></text:p>
      <text:p text:style-name="P132"/>
      <text:p text:style-name="P133">git –version</text:p>
      <text:p text:style-name="P133"/>
      <text:p text:style-name="P134">As<text:span text:style-name="T27">s</text:span>im mantemos o nosso <text:span text:style-name="T28">git </text:span><text:s/>o mais atualaizado possível!</text:p>
      <text:p text:style-name="P134"/>
      <text:p text:style-name="P135">Configurar :</text:p>
      <text:p text:style-name="P136">saimos do usuario (root) com exit</text:p>
      <text:p text:style-name="P136"/>
      <text:p text:style-name="P135">git config - -global user.name “LeandroMarques” + enter</text:p>
      <text:p text:style-name="P135"/>
      <text:p text:style-name="P112"><text:span text:style-name="T75">git.config - - global user.email “</text:span><text:a xlink:type="simple" xlink:href="mailto:leandromarques.n@gmail.com" text:style-name="Internet_20_link" text:visited-style-name="Visited_20_Internet_20_Link"><text:span text:style-name="T75">leandromarques.n@gmail.com</text:span></text:a><text:span text:style-name="T75">”</text:span></text:p>
      <text:p text:style-name="P135"/>
      <text:p text:style-name="P137">Agora precisamos fazer a configuração no nosso editor na mão.</text:p>
      <text:p text:style-name="P137">E para isso vamos usar o visul studio code.</text:p>
      <text:p text:style-name="P137"/>
      <text:p text:style-name="P137">O comando fica: </text:p>
      <text:p text:style-name="P139"><text:span text:style-name="T31">git config --global core.editor "code -</text:span><text:span text:style-name="T33">w</text:span><text:span text:style-name="T31">" </text:span><text:span text:style-name="T32">+ enter</text:span></text:p>
      <text:p text:style-name="P202"/>
      <text:p text:style-name="P207">desta maneira ele vai aguardar salvar o arquivo e defenir a menssagem do meu commite! Fechando o! . Por isso do await!</text:p>
      <text:p text:style-name="P118"><text:span text:style-name="T29"><text:s/></text:span><text:span text:style-name="T30">Por padrao ele usa o ditor do prompt de comando (VI)</text:span></text:p>
      <text:p text:style-name="P210"/>
      <text:p text:style-name="P210"/>
      <text:p text:style-name="P212">Aula 5 Comandos Basicos:</text:p>
      <text:p text:style-name="P213">video aula: </text:p>
      <text:p text:style-name="P213"><text:soft-page-break/>https://www.youtube.com/watch?v=JWZ4hM0fJIg&amp;list=PLmMxPWmzYRGcTabffOwHBORBjtKa2wCXS&amp;index=5&amp;ab_channel=ProfessorChoren</text:p>
      <text:p text:style-name="P211"/>
      <text:p text:style-name="P208">vamos apreender a criara o nosso primerio repositorio!</text:p>
      <text:p text:style-name="P208">E adicionar arquivos ao meu controle de versão!</text:p>
      <text:p text:style-name="P208"/>
      <text:p text:style-name="P208">Podemos ter uma pasta já com os arquivos que vamos adicionar ao controle de versão porem podemos tambem criar uma e ir adicionando os arquivos na pasta.</text:p>
      <text:p text:style-name="P208"/>
      <text:p text:style-name="P208">E somente depois adiconalos ao controle de versão!</text:p>
      <text:p text:style-name="P208"/>
      <text:p text:style-name="P208">Podemos adiconalos tanto por extensão .</text:p>
      <text:p text:style-name="P211">Quanto por nome.</text:p>
      <text:p text:style-name="P211"/>
      <text:p text:style-name="P111"><text:s/><text:span text:style-name="T49">Primeiros comando que utilizamos no git: </text:span></text:p>
      <text:p text:style-name="P214"/>
      <text:p text:style-name="P126"><text:span text:style-name="T11">P</text:span><text:span text:style-name="T10">rimerio</text:span><text:span text:style-name="T14"> : </text:span><text:span text:style-name="T13">Git init </text:span><text:span text:style-name="T14">=&gt; para iniciar nosso repositorio.</text:span></text:p>
      <text:p text:style-name="P126"><text:span text:style-name="T14">Quando inicializamos este comando estando dentro da pasta automaticamente é criado um arquivo </text:span><text:span text:style-name="T13">(.git) </text:span><text:span text:style-name="T14">para indicar <text:s/>que de fato o di</text:span><text:span text:style-name="T15">r</text:span><text:span text:style-name="T14">etorio que estámos e um repositorio!</text:span></text:p>
      <text:p text:style-name="P157"/>
      <text:p text:style-name="P128"><text:span text:style-name="T14">Fazendo este comando o git vai informar que este repositorio </text:span><text:span text:style-name="T16">atual </text:span><text:span text:style-name="T14"><text:s/>está sendo chamado de </text:span><text:span text:style-name="T10">(master).</text:span></text:p>
      <text:p text:style-name="P149"/>
      <text:p text:style-name="P154">No windowns podemos autera<text:span text:style-name="T142">r</text:span> este nosso brange com o nome de man.</text:p>
      <text:p text:style-name="P154">mas na linha de comando do linux não temos está interface! Então vamos fazer esta configuração!</text:p>
      <text:p text:style-name="P154"/>
      <text:p text:style-name="P155">Comando aplicado será :</text:p>
      <text:p text:style-name="P155"/>
      <text:p text:style-name="P183"><text:span text:style-name="T38">git confi</text:span><text:span text:style-name="T39">g </text:span><text:span text:style-name="T38">--global init.defaultBranch </text:span><text:span text:style-name="T84">main </text:span><text:span text:style-name="T86">+ enter</text:span></text:p>
      <text:p text:style-name="P177"/>
      <text:p text:style-name="P183"><text:span text:style-name="T84">v</text:span><text:span text:style-name="T85">amos chamalo de “main”</text:span></text:p>
      <text:p text:style-name="P178"/>
      <text:p text:style-name="P138"><text:span text:style-name="T102">Está</text:span> configuração vai mostrar que qualquer novo repositorio que venha criar seja chamdo <text:span text:style-name="T2">main</text:span></text:p>
      <text:p text:style-name="P164"/>
      <text:p text:style-name="P164">Para saber se a pasta é realmente um repositorio e muito simples.</text:p>
      <text:p text:style-name="P164">Basta dar o comando : <text:span text:style-name="T7">ls -a</text:span></text:p>
      <text:p text:style-name="P164">que ele vai me mostrar os arquivos ocultos e os não ocultos.</text:p>
      <text:p text:style-name="P164">Os ocultos são ==&gt;<text:span text:style-name="T10"> .git </text:span>os que tem um ponto na frente.</text:p>
      <text:p text:style-name="P164"/>
      <text:p text:style-name="P174">Se dermos o comando ls .git :</text:p>
      <text:p text:style-name="P174">ele vai mostrara que temos outras sub pastas que foram criadas <text:span text:style-name="T103">que possuem os arquivos de </text:span><text:s/>configurações do git.</text:p>
      <text:p text:style-name="P174"><text:soft-page-break/>está é um pasta que agente não meche até por isso que ela é oculta.</text:p>
      <text:p text:style-name="P165"><text:span text:style-name="T83">Nunca me</text:span><text:span text:style-name="T100">c</text:span><text:span text:style-name="T83">ha na pasta </text:span>.<text:span text:style-name="T2">git. </text:span><text:span text:style-name="T104"><text:s/></text:span></text:p>
      <text:p text:style-name="P165"/>
      <text:p text:style-name="P166">Se dermos um <text:span text:style-name="T2">git status .</text:span></text:p>
      <text:p text:style-name="P166">Este comando vai mostrar que temos arquivos que não estão monitorados que são os que estão na cor em<text:span text:style-name="T2"> </text:span><text:span text:style-name="T99">vermelho</text:span><text:span text:style-name="T2"> .</text:span></text:p>
      <text:p text:style-name="P163">Caso você esteja no <text:s/>Branch master!</text:p>
      <text:p text:style-name="P163"/>
      <text:p text:style-name="P163"><text:span text:style-name="T9">Basta você apagar o arquivo</text:span> <text:s/><text:span text:style-name="T2">.git </text:span>com o comando :</text:p>
      <text:p text:style-name="P108"/>
      <text:p text:style-name="P93">rm -rf .git </text:p>
      <text:p text:style-name="P93"/>
      <text:p text:style-name="P141">para mostrar <text:s/>que ela não é mais um repositorio !</text:p>
      <text:p text:style-name="P163">E então iniciamos um novo repositorio no mesmo diretorio, com o comando:</text:p>
      <text:p text:style-name="P148">git init</text:p>
      <text:p text:style-name="P125"><text:span text:style-name="T75">Assim ele vai criar um novo </text:span><text:span text:style-name="T78">di</text:span><text:span text:style-name="T75">retorio .git só que agora se dermos um git status ele vai mostra que estamos no </text:span><text:span text:style-name="T82">Branch main.</text:span><text:span text:style-name="T75"> <text:s text:c="5"/></text:span><text:s/></text:p>
      <text:p text:style-name="P125"/>
      <text:p text:style-name="P107"/>
      <text:p text:style-name="P113"><text:span text:style-name="T40">git status </text:span><text:span text:style-name="T37">: mostrar os arquivos que foram adicionados ao controle de versão e tambem aos que não foram!</text:span></text:p>
      <text:p text:style-name="P209">Os arquivos que estão em vermelho são arquivos não monitorados, são arquivos que não estão sendo versionados pelo git .</text:p>
      <text:p text:style-name="P114"><text:span text:style-name="T50"><text:s/></text:span><text:span text:style-name="T59">Então o próprio git <text:s/>vai dar uma sugestão do que <text:s/>temos que fazer :</text:span></text:p>
      <text:p text:style-name="P119"/>
      <text:p text:style-name="P114"><text:span text:style-name="T89">(use "git add &lt;file&gt;..." to include in what will be committed)</text:span><text:span text:style-name="T59"><text:line-break/></text:span></text:p>
      <text:p text:style-name="P120">use o <text:s/>git add + nome do arquivo para que ele faça parte do controle de versão!</text:p>
      <text:p text:style-name="P120"/>
      <text:p text:style-name="P121">Existem três formas que podemos adiconalo ao controle de versão:</text:p>
      <text:p text:style-name="P121"/>
      <text:p text:style-name="P115"><text:span text:style-name="T62">1º </text:span><text:span text:style-name="T50">podemos adicionalo pelo nome completo :</text:span></text:p>
      <text:p text:style-name="P121">ex :</text:p>
      <text:p text:style-name="P116"><text:span text:style-name="T51">vamos adicionar o arquivo : <text:s/></text:span><text:span text:style-name="T105">tets_javaScripit.js</text:span></text:p>
      <text:p text:style-name="P215"/>
      <text:p text:style-name="P123">comando :</text:p>
      <text:p text:style-name="P184"><text:span text:style-name="T60">git add </text:span><text:span text:style-name="T106">tets_javaScripit.js</text:span></text:p>
      <text:p text:style-name="P216"/>
      <text:p text:style-name="P184"><text:span text:style-name="T107">e para verificara se ele foi realmete adicionado ao git podemos verificara com o </text:span><text:span text:style-name="T3">git status</text:span></text:p>
      <text:p text:style-name="P100"/>
      <text:p text:style-name="P185"><text:span text:style-name="T18">E então o arquivo vai ficar <text:s/>na cor </text:span><text:span text:style-name="T3">verde.</text:span></text:p>
      <text:p text:style-name="P101"/>
      <text:p text:style-name="P142">2ª podemos adicionalo por extensão!</text:p>
      <text:p text:style-name="P142"/>
      <text:p text:style-name="P167">Ex:</text:p>
      <text:p text:style-name="P167">queremos adiconar todos os arquivos com a <text:s/>extensão .png</text:p>
      <text:p text:style-name="P167"><text:soft-page-break/></text:p>
      <text:p text:style-name="P180"><text:span text:style-name="T81">c</text:span><text:span text:style-name="T80">omando:</text:span></text:p>
      <text:p text:style-name="P168"/>
      <text:p text:style-name="P94"><text:span text:style-name="T76">g</text:span><text:span text:style-name="T75">it add *.png</text:span></text:p>
      <text:p text:style-name="P143"/>
      <text:p text:style-name="P168">o * mostra que queremos qualquer nome de arquivo com a extensão .png</text:p>
      <text:p text:style-name="P168"/>
      <text:p text:style-name="P95"><text:span text:style-name="T75">3ª para adicionar todos os arquivos independente da extenção </text:span><text:span text:style-name="T77">e independente do nome ! Queremos que adicione tudo!</text:span></text:p>
      <text:p text:style-name="P144"/>
      <text:p text:style-name="P109"><text:span text:style-name="T77">C</text:span><text:span text:style-name="T75">omando :</text:span></text:p>
      <text:p text:style-name="P145">git - -all</text:p>
      <text:p text:style-name="P169">ou </text:p>
      <text:p text:style-name="P145">git .</text:p>
      <text:p text:style-name="P145"/>
      <text:p text:style-name="P170">Ambos os comandos vão adiconar todos os arquivos ao controle de versão! </text:p>
      <text:p text:style-name="P170"/>
      <text:p text:style-name="P146">Revisando: </text:p>
      <text:p text:style-name="P171"/>
      <text:p text:style-name="P127"><text:span text:style-name="T10">Git add:</text:span><text:span text:style-name="T14"> para adiconar o arquivo em questão para isso temos que especificar qual arquivo será adicionado .</text:span></text:p>
      <text:p text:style-name="P152"/>
      <text:p text:style-name="P152">Ex =&gt; git add . Com este ponto no final estamos mostrando que queremos que adcine todos os arquivos. Podemo usara asintxe do shell no linux para mostrar as extensões.</text:p>
      <text:p text:style-name="P152">*.txt =&gt; todos os arquivos txt</text:p>
      <text:p text:style-name="P152">*.js =&gt; todos arquivos js</text:p>
      <text:p text:style-name="P152">*.css =&gt; todos os arquivos css</text:p>
      <text:p text:style-name="P152">*.html =&gt; Todos os arquivos html</text:p>
      <text:p text:style-name="P152">*.png +&gt; todos png </text:p>
      <text:p text:style-name="P152"/>
      <text:p text:style-name="P170"/>
      <text:p text:style-name="P147">Agora o comando para remover os arquivos do controle de versão:</text:p>
      <text:p text:style-name="P172">O comando é:</text:p>
      <text:p text:style-name="P110"><text:span text:style-name="T79">git rm –cached</text:span><text:span text:style-name="T75"> + «nome do aquivo » <text:s/>ou *.extensão do arquivo</text:span></text:p>
      <text:p text:style-name="P145"/>
      <text:p text:style-name="P169"/>
      <text:p text:style-name="P106">Comando: <text:s/>git commit</text:p>
      <text:p text:style-name="P124">https://www.youtube.com/watch?v=mpmrpyIiTaY&amp;list=PLmMxPWmzYRGcTabffOwHBORBjtKa2wCXS&amp;index=6&amp;ab_channel=ProfessorChoren</text:p>
      <text:p text:style-name="P106"/>
      <text:p text:style-name="P158">Com este comando podemos comitar os nossos arquivos para o repositori<text:span text:style-name="T111">o</text:span> de controle de versão!Vamos tirar os nossos arquivos do estado de ensenado ou seja da area de <text:s/>preparo do nosso repositorio! </text:p>
      <text:p text:style-name="P158"><text:soft-page-break/>E vamos envialo para o nosso repositorio local .</text:p>
      <text:p text:style-name="P159">Mantendo assim um historico de versões!</text:p>
      <text:p text:style-name="P158"/>
      <text:p text:style-name="P159">1ª primerio acesse pelo terminal a pasta de repositorio local.</text:p>
      <text:p text:style-name="P159">E de um comando:</text:p>
      <text:p text:style-name="P161">git status</text:p>
      <text:p text:style-name="P159">para verificara a situação do repositorio!</text:p>
      <text:p text:style-name="P161"><text:span text:style-name="T17">Lembrando que os arquivos na cor verde são os que estão </text:span><text:span text:style-name="T19">adicionados </text:span><text:span text:style-name="T17"><text:s/>para a comitação!</text:span></text:p>
      <text:p text:style-name="P159"/>
      <text:p text:style-name="P160">2ª ) dentro da pasta do repositorio onde estão os arquivos que vão ser comitados.</text:p>
      <text:p text:style-name="P160">Digite o comando:</text:p>
      <text:p text:style-name="P162">git commit + enter<text:span text:style-name="T17"> <text:s text:c="3"/></text:span></text:p>
      <text:p text:style-name="P160"/>
      <text:p text:style-name="P160">então ele vai abrir o vs code!</text:p>
      <text:p text:style-name="P160">E vai ficara aguardando o editor ser fechado!</text:p>
      <text:p text:style-name="P160"/>
      <text:p text:style-name="P160">Antes de escrever a menssagem do nosso commite temos que entender que:</text:p>
      <text:p text:style-name="P160"/>
      <text:p text:style-name="P162"><text:span text:style-name="T20">O</text:span><text:span text:style-name="T17"> comite tem que estar padronizado!</text:span></text:p>
      <text:p text:style-name="P160"/>
      <text:p text:style-name="P162"><text:span text:style-name="T17">A estrutura desse commite possui uma estrutura <text:s/>que é o : </text:span><text:span text:style-name="T9">conventional Commits</text:span></text:p>
      <text:p text:style-name="P150"/>
      <text:p text:style-name="P162"><text:a xlink:type="simple" xlink:href="https://www.conventionalcommits.org/en/v1.0.0/" text:style-name="Internet_20_link" text:visited-style-name="Visited_20_Internet_20_Link"><text:span text:style-name="T9">https://www.conventionalcommits.org/en/v1.0.0/</text:span></text:a></text:p>
      <text:p text:style-name="P150"/>
      <text:p text:style-name="P11"><text:span text:style-name="Source_20_Text"><text:span text:style-name="T48">&lt;type&gt;[optional scope]: &lt;description&gt;</text:span></text:span></text:p>
      <text:p text:style-name="P8"/>
      <text:p text:style-name="P8"><text:span text:style-name="Source_20_Text"><text:span text:style-name="T108">[optional body]</text:span></text:span></text:p>
      <text:p text:style-name="P8"/>
      <text:p text:style-name="P8"><text:span text:style-name="Source_20_Text"><text:span text:style-name="T108">[optional footer(s)]</text:span></text:span></text:p>
      <text:p text:style-name="P8"><text:span text:style-name="Source_20_Text"><text:span text:style-name="T63"/></text:span></text:p>
      <text:p text:style-name="P9"><text:span text:style-name="Source_20_Text"><text:span text:style-name="T87">Onde é apenas obrigatorio o tipo e a descrição do commit!</text:span></text:span></text:p>
      <text:p text:style-name="P10"><text:span text:style-name="Source_20_Text"><text:span text:style-name="T88">As outras são opcionais sempre colocando uma linha em branco para dividir as duas áreas</text:span></text:span></text:p>
      <text:p text:style-name="P10"><text:span text:style-name="Source_20_Text"><text:span text:style-name="T88"/></text:span></text:p>
      <text:p text:style-name="Preformatted_20_Text"><text:span text:style-name="Source_20_Text"><text:span text:style-name="T64">[rodapé(s) opcional(is)]</text:span></text:span></text:p>
      <text:p text:style-name="Preformatted_20_Text"><text:span text:style-name="Source_20_Text"><text:span text:style-name="T64">O commit contém os seguintes elementos estruturais para comunicar a intenção aos consumidores de sua biblioteca:</text:span></text:span></text:p>
      <text:p text:style-name="Preformatted_20_Text"><text:span text:style-name="Source_20_Text"><text:span text:style-name="T64"/></text:span></text:p>
      <text:p text:style-name="Preformatted_20_Text"><text:span text:style-name="Source_20_Text"><text:span text:style-name="T71">fix ou correção</text:span></text:span><text:span text:style-name="Source_20_Text"><text:span text:style-name="T64">: um commit do tipo fix corrige um bug em sua base de código (isso se correlaciona com PATCH no controle de versão semântica).</text:span></text:span></text:p>
      <text:p text:style-name="Preformatted_20_Text"><text:span text:style-name="Source_20_Text"><text:span text:style-name="T64"/></text:span></text:p>
      <text:p text:style-name="Preformatted_20_Text"><text:span text:style-name="Source_20_Text"><text:span text:style-name="T72">feat:</text:span></text:span><text:span text:style-name="Source_20_Text"><text:span text:style-name="T64"> um commit do tipo feat introduz um novo recurso na base de código (isso se correlaciona com MINOR no controle de versão semântica).</text:span></text:span></text:p>
      <text:p text:style-name="Preformatted_20_Text"><text:span text:style-name="Source_20_Text"><text:span text:style-name="T64"/></text:span></text:p>
      <text:p text:style-name="Preformatted_20_Text"><text:span text:style-name="Source_20_Text"><text:span text:style-name="T72">BREAKING CHANGE:</text:span></text:span><text:span text:style-name="Source_20_Text"><text:span text:style-name="T64"> um commit que tem um rodapé BREAKING CHANGE:, ou anexa um ! após o tipo/escopo, introduz uma alteração importante na API (correlacionando com MAJOR em </text:span></text:span><text:soft-page-break/><text:span text:style-name="Source_20_Text"><text:span text:style-name="T64">Controle de Versão Semântica). Uma BREAKING CHANGE pode fazer parte de commits de qualquer tipo.</text:span></text:span></text:p>
      <text:p text:style-name="Preformatted_20_Text"><text:span text:style-name="Source_20_Text"><text:span text:style-name="T64"/></text:span></text:p>
      <text:p text:style-name="Preformatted_20_Text"><text:span text:style-name="Source_20_Text"><text:span text:style-name="T64">tipos diferentes de fix: e feat: são permitidos, por exemplo @commitlint/config-conventional (com base na convenção Angular) recomenda build:, chore:, ci:, docs:, style:, refactor:, perf:, test :, e outros.</text:span></text:span></text:p>
      <text:p text:style-name="Preformatted_20_Text"><text:span text:style-name="Source_20_Text"><text:span text:style-name="T64">rodapés que não sejam BREAKING CHANGE: &lt;description&gt; podem ser fornecidos e seguir uma convenção semelhante ao formato git trailer.</text:span></text:span></text:p>
      <text:p text:style-name="Preformatted_20_Text"><text:span text:style-name="Source_20_Text"><text:span text:style-name="T64"/></text:span></text:p>
      <text:p text:style-name="P13"><text:span text:style-name="Source_20_Text"><text:span text:style-name="T96">Atenção informação importante:</text:span></text:span></text:p>
      <text:p text:style-name="P13"><text:span text:style-name="Source_20_Text"><text:span text:style-name="T90"/></text:span></text:p>
      <text:p text:style-name="P13"><text:span text:style-name="Source_20_Text"><text:span text:style-name="T91">todo softwer possui 3 numeros em sua versão!</text:span></text:span></text:p>
      <text:p text:style-name="P13"><text:span text:style-name="Source_20_Text"><text:span text:style-name="T91">Ex :</text:span></text:span></text:p>
      <text:p text:style-name="P14"><text:span text:style-name="Source_20_Text"><text:span text:style-name="T92">versionamento Semantico 2.0.0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1ª ) primeiro = 2 chamado de major ou maior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mostra que é um aversão mais atualizada ou seja não sera compativel com um</text:span></text:span><text:span text:style-name="Source_20_Text"><text:span text:style-name="T94">a</text:span></text:span><text:span text:style-name="Source_20_Text"><text:span text:style-name="T92"> versão anterior ex : 1.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>2ª) segundo = 0 chamado de minor ou o menor que representa um</text:span></text:span><text:span text:style-name="Source_20_Text"><text:span text:style-name="T95">a </text:span></text:span><text:span text:style-name="Source_20_Text"><text:span text:style-name="T92">dição de funcionamento a aquela versão especifica porem não quebra a compatibilidade.</text:span></text:span></text:p>
      <text:p text:style-name="P14"><text:span text:style-name="Source_20_Text"><text:span text:style-name="T92"/></text:span></text:p>
      <text:p text:style-name="P14"><text:span text:style-name="Source_20_Text"><text:span text:style-name="T92"/></text:span></text:p>
      <text:p text:style-name="P14"><text:span text:style-name="Source_20_Text"><text:span text:style-name="T92">3ª) terceiro = 0 </text:span></text:span><text:span text:style-name="Source_20_Text"><text:span text:style-name="T93">pat</text:span></text:span><text:span text:style-name="Source_20_Text"><text:span text:style-name="T95">ch</text:span></text:span><text:span text:style-name="Source_20_Text"><text:span text:style-name="T93"> chamado de correção <text:s/>da modificação adicionada!</text:span></text:span></text:p>
      <text:p text:style-name="P14"><text:span text:style-name="Source_20_Text"><text:span text:style-name="T93"/></text:span></text:p>
      <text:p text:style-name="P15"><text:span text:style-name="Source_20_Text"><text:span text:style-name="T52">Quando dermo o comando </text:span></text:span><text:span text:style-name="Source_20_Text"><text:span text:style-name="T57">git commit </text:span></text:span><text:span text:style-name="Source_20_Text"><text:span text:style-name="T58">.</text:span></text:span></text:p>
      <text:p text:style-name="P15"><text:span text:style-name="Source_20_Text"><text:span text:style-name="T58">O nosso vs code vai abrir com os arquivos que estão adicionados ao controle de versão! Porem eles vão estar como argumentos !</text:span></text:span></text:p>
      <text:p text:style-name="P15"><text:span text:style-name="Source_20_Text"><text:span text:style-name="T58"/></text:span></text:p>
      <text:p text:style-name="P15"><text:span text:style-name="Source_20_Text"><text:span text:style-name="T58">Então siguinifica que podemos descomentara o que foi feito de fato ou seja os arquivos que foram adicionados !</text:span></text:span></text:p>
      <text:p text:style-name="P15"><text:span text:style-name="Source_20_Text"><text:span text:style-name="T58">E o restante se não for mostrado nenhuma alteração que foi feita nos arquivos podemos simplesmente apagar o que não se faz necessario!</text:span></text:span></text:p>
      <text:p text:style-name="P15"><text:span text:style-name="Source_20_Text"><text:span text:style-name="T58"/></text:span></text:p>
      <text:p text:style-name="P15"><text:span text:style-name="Source_20_Text"><text:span text:style-name="T58">Nesta exemplo abaixo vou comitar alguns arquivos e foi apresentado está tela em meu visual studio code:</text:span></text:span></text:p>
      <text:p text:style-name="P15"><text:span text:style-name="Source_20_Text"><text:span text:style-name="T58"/></text:span></text:p>
      <text:p text:style-name="P122"><text:span text:style-name="Source_20_Text"><text:span text:style-name="T58"/></text:span></text:p>
      <text:p text:style-name="P188"># Please enter the commit message for your changes. Lines starting</text:p>
      <text:p text:style-name="P188"># with '#' will be ignored, and an empty message aborts the commit.</text:p>
      <text:p text:style-name="P188">#</text:p>
      <text:p text:style-name="P188"># On branch main</text:p>
      <text:p text:style-name="P188">#</text:p>
      <text:p text:style-name="P188"># Initial commit</text:p>
      <text:p text:style-name="P188">#</text:p>
      <text:p text:style-name="P188"># Changes to be committed:</text:p>
      <text:p text:style-name="P187"><text:span text:style-name="T112"># </text:span><text:span text:style-name="T113">new file: foto-leandro.png</text:span></text:p>
      <text:p text:style-name="P187"><text:soft-page-break/><text:span text:style-name="T112"># </text:span><text:span text:style-name="T113">new file: homen_meia_idade.png</text:span></text:p>
      <text:p text:style-name="P187"><text:span text:style-name="T112"># </text:span><text:span text:style-name="T113">new file: menina.png</text:span></text:p>
      <text:p text:style-name="P187"><text:span text:style-name="T112"># </text:span><text:span text:style-name="T113">new file: menina_adolescente.png</text:span></text:p>
      <text:p text:style-name="P187"><text:span text:style-name="T112"># </text:span><text:span text:style-name="T113">new file: menino.png</text:span></text:p>
      <text:p text:style-name="P187"><text:span text:style-name="T112"># </text:span><text:span text:style-name="T113">new file: menino_adolescente.png</text:span></text:p>
      <text:p text:style-name="P187"><text:span text:style-name="T112"># </text:span><text:span text:style-name="T113">new file: mulher.png</text:span></text:p>
      <text:p text:style-name="P187"><text:span text:style-name="T112"># </text:span><text:span text:style-name="T113">new file: mulher_velha.png</text:span></text:p>
      <text:p text:style-name="P187"><text:span text:style-name="T112"># </text:span><text:span text:style-name="T113">new file: refazendo o exercico.html</text:span></text:p>
      <text:p text:style-name="P187"><text:span text:style-name="T112"># </text:span><text:span text:style-name="T113">new file: senhornew.png</text:span></text:p>
      <text:p text:style-name="P187"><text:span text:style-name="T112"># </text:span><text:span text:style-name="T113">new file: test_stylo.css</text:span></text:p>
      <text:p text:style-name="P187"><text:span text:style-name="T112"># </text:span><text:span text:style-name="T113">new file: tets_javaScripit.js</text:span></text:p>
      <text:p text:style-name="P188">#</text:p>
      <text:p text:style-name="P187"/>
      <text:p text:style-name="P190">note que os arquivos que fora adicionados estã na cor verde.</text:p>
      <text:p text:style-name="P190"/>
      <text:p text:style-name="P191">Este nosso commit é do tipo adicção então ele é um <text:span text:style-name="T2">feat</text:span></text:p>
      <text:p text:style-name="P102"/>
      <text:p text:style-name="P102">vou adicionar um recurso novo!</text:p>
      <text:p text:style-name="P102"/>
      <text:p text:style-name="P16"><text:span text:style-name="Source_20_Text"><text:span text:style-name="T53">Ele vai ficar desta maneira para a commitação!</text:span></text:span></text:p>
      <text:p text:style-name="P16"><text:span text:style-name="Source_20_Text"><text:span text:style-name="T53"/></text:span></text:p>
      <text:p text:style-name="P17"><text:span text:style-name="Source_20_Text"><text:span text:style-name="T54">Feat [escopo] [descrição ]</text:span></text:span></text:p>
      <text:p text:style-name="P17"><text:span text:style-name="Source_20_Text"><text:span text:style-name="T54"/></text:span></text:p>
      <text:p text:style-name="P17"><text:span text:style-name="Source_20_Text"><text:span text:style-name="T54">neste caso eu não tenho escopo! Então só vou colocar a adição!</text:span></text:span></text:p>
      <text:p text:style-name="P18"><text:span text:style-name="Source_20_Text"><text:span text:style-name="T55">Primeriamente ireia ap</text:span></text:span><text:span text:style-name="Source_20_Text"><text:span text:style-name="T56">a</text:span></text:span><text:span text:style-name="Source_20_Text"><text:span text:style-name="T55">gar o que não vou usar.</text:span></text:span></text:p>
      <text:p text:style-name="P18"><text:span text:style-name="Source_20_Text"><text:span text:style-name="T55"/></text:span></text:p>
      <text:p text:style-name="P18"><text:span text:style-name="Source_20_Text"><text:span text:style-name="T55">Então deposi das mudanças o nosso commit ficou com está declaração dentro da convenção!</text:span></text:span></text:p>
      <text:p text:style-name="P18"><text:span text:style-name="Source_20_Text"><text:span text:style-name="T55"/></text:span></text:p>
      <text:p text:style-name="P192"><text:span text:style-name="Source_20_Text"><text:span text:style-name="T115">feat: </text:span></text:span><text:span text:style-name="Source_20_Text"><text:span text:style-name="T116">a</text:span></text:span><text:span text:style-name="Source_20_Text"><text:span text:style-name="T115">dição dos recursos base do projeto</text:span></text:span></text:p>
      <text:p text:style-name="P189"/>
      <text:p text:style-name="P187"><text:span text:style-name="T122">m</text:span>udanças a serem submetidas: <text:span text:style-name="T122">a</text:span>dição dos Arquivos:</text:p>
      <text:p text:style-name="P187"><text:tab/>new file: foto-leandro.png</text:p>
      <text:p text:style-name="P187"><text:tab/>new file: homen_meia_idade.png</text:p>
      <text:p text:style-name="P187"><text:tab/>new file: menina.png</text:p>
      <text:p text:style-name="P187"><text:tab/>new file: menina_adolescente.png</text:p>
      <text:p text:style-name="P187"><text:tab/>new file: menino.png</text:p>
      <text:p text:style-name="P187"><text:tab/>new file: menino_adolescente.png</text:p>
      <text:p text:style-name="P187"><text:tab/>new file: mulher.png</text:p>
      <text:p text:style-name="P187"><text:tab/>new file: mulher_velha.png</text:p>
      <text:p text:style-name="P187"><text:tab/>new file: refazendo o exercico.html</text:p>
      <text:p text:style-name="P187"><text:tab/>new file: senhornew.png</text:p>
      <text:p text:style-name="P187"><text:tab/>new file: test_stylo.css</text:p>
      <text:p text:style-name="P187"><text:tab/>new file: tets_javaScripit.js</text:p>
      <text:p text:style-name="P187"/>
      <text:p text:style-name="Standard"><text:soft-page-break/>mas <text:span text:style-name="T119">podereia ser assim também:</text:span></text:p>
      <text:p text:style-name="Standard"/>
      <text:p text:style-name="Standard"><text:span text:style-name="T114">feat: </text:span><text:span text:style-name="T117">a</text:span><text:span text:style-name="T114">diç</text:span><text:span text:style-name="T118">ionar <text:s/></text:span><text:span text:style-name="T114">os recursos base do projeto <text:s text:c="4"/></text:span><text:s text:c="2"/><text:span text:style-name="T123">=&gt; inportande na descrição usar o verbo no infinitivo , naõ <text:s/>começar com aletra maiuscula e não terminara com ponto final!</text:span></text:p>
      <text:p text:style-name="P189"/>
      <text:p text:style-name="P187"><text:span text:style-name="T121">a</text:span>dição dos Arquivos:</text:p>
      <text:p text:style-name="P187"><text:tab/>foto-leandro.png</text:p>
      <text:p text:style-name="P187"><text:tab/>homen_meia_idade.png</text:p>
      <text:p text:style-name="P187"><text:tab/>menina.png</text:p>
      <text:p text:style-name="P187"><text:tab/>menina_adolescente.png</text:p>
      <text:p text:style-name="P187"><text:tab/>menino.png</text:p>
      <text:p text:style-name="P187"><text:tab/>menino_adolescente.png</text:p>
      <text:p text:style-name="P187"><text:tab/>mulher.png</text:p>
      <text:p text:style-name="P187"><text:tab/>mulher_velha.png</text:p>
      <text:p text:style-name="P187"><text:tab/>refazendo o exercico.html</text:p>
      <text:p text:style-name="P187"><text:tab/>senhornew.png</text:p>
      <text:p text:style-name="P187"><text:tab/>test_stylo.css</text:p>
      <text:p text:style-name="P187"><text:tab/>tets_javaScripit.js</text:p>
      <text:p text:style-name="P187"/>
      <text:p text:style-name="Standard">pode<text:span text:style-name="T120">ria ter colocado um rodapé mas não se fez necessario neste exemplo!</text:span></text:p>
      <text:p text:style-name="Standard"/>
      <text:p text:style-name="P175">Importante nunca se deve adicionara o ponto fina<text:span text:style-name="T143">l</text:span> em um coomit!</text:p>
      <text:p text:style-name="P175">E <text:span text:style-name="T123">n</text:span>ão deve ser utilizado a letra maiuscula depois de feat no casso aqui seria a palavr<text:span text:style-name="T124">a</text:span> adição.</text:p>
      <text:p text:style-name="P176">E tambem não deve terminar com o ponto final!</text:p>
      <text:p text:style-name="P176"/>
      <text:p text:style-name="P176"/>
      <text:p text:style-name="Standard">Feito tudo isso <text:s/>é <text:span text:style-name="T125">só salvar e fechar o visual studio code!</text:span></text:p>
      <text:p text:style-name="Standard"/>
      <text:p text:style-name="P193">Lembrando que o git esta aguardando que eu feche o editor!</text:p>
      <text:p text:style-name="P194">Por isso da menssagem!</text:p>
      <text:p text:style-name="Standard">:</text:p>
      <text:p text:style-name="P203">hint: Waiting for your editor to close the file... </text:p>
      <text:p text:style-name="P203"/>
      <text:p text:style-name="P204">Depois de fechado o code.</text:p>
      <text:p text:style-name="P204">O terminal do git vai apresentar os arquivos que foram commitados!</text:p>
      <text:p text:style-name="P204"/>
      <text:p text:style-name="P117"><text:span text:style-name="T42">[main (root-commit) f6ca072] feat: Adição dos recursos base do projeto <text:line-break/>12 files changed, 263 insertions(+) <text:line-break/>create mode 100644 foto-leandro.png <text:line-break/>create mode 100644 homen_meia_idade.png <text:line-break/>create mode 100644 menina.png <text:line-break/>create mode 100644 menina_adolescente.png <text:line-break/>create mode 100644 menino.png <text:line-break/>create mode 100644 menino_adolescente.png <text:line-break/>create mode 100644 mulher.png <text:line-break/></text:span><text:soft-page-break/><text:span text:style-name="T42">create mode 100644 mulher_velha.png <text:line-break/>create mode 100644 refazendo o exercico.html <text:line-break/>create mode 100644 senhornew.png <text:line-break/>create mode 100644 test_stylo.css <text:line-break/>create mode 100644 tets_javaScripit.js</text:span></text:p>
      <text:p text:style-name="P205"/>
      <text:p text:style-name="P195">Então sse dermos um git status <text:span text:style-name="T126">vamos ver que <text:s/>não tenho nada a commitar! E a minha area de trabalho está limpa!</text:span></text:p>
      <text:p text:style-name="P205"/>
      <text:p text:style-name="P206">Apresentando está menssagem:</text:p>
      <text:p text:style-name="P206"/>
      <text:p text:style-name="P200"><text:span text:style-name="T35">On branch main <text:line-break/>nothing to commit, working tree clean<text:line-break/><text:line-break/></text:span><text:span text:style-name="T97">atenção parei na aula de git log )) porem com que </text:span><text:span text:style-name="T98">foi passado até aqui </text:span><text:span text:style-name="T97"><text:s/>já posso subir os arquivos para o github</text:span><text:span text:style-name="T36"><text:line-break/></text:span><text:span text:style-name="T34"><text:line-break/></text:span><text:span text:style-name="T45"><text:line-break/></text:span><text:span text:style-name="T73">Aula de Como subir o nosso repostirorio local para o remoto no gitHub</text:span></text:p>
      <text:p text:style-name="P201">video aula:</text:p>
      <text:p text:style-name="Standard"><text:a xlink:type="simple" xlink:href="https://www.youtube.com/watch?v=2oWLwcUL2jY&amp;list=PLmMxPWmzYRGcTabffOwHBORBjtKa2wCXS&amp;index=15&amp;ab_channel=ProfessorChoren" text:style-name="Internet_20_link" text:visited-style-name="Visited_20_Internet_20_Link">https://www.youtube.com/watch?v=2oWLwcUL2jY&amp;list=PLmMxPWmzYRGcTabffOwHBORBjtKa2wCXS&amp;index=15&amp;ab_channel=ProfessorChoren</text:a></text:p>
      <text:p text:style-name="Standard"/>
      <text:p text:style-name="Standard"/>
      <text:p text:style-name="P201">imagens: <text:span text:style-name="T132">do passo a passo no github</text:span></text:p>
      <text:p text:style-name="P201"/>
      <text:p text:style-name="P201">git remote add origin git@github.com:LeandroMarquesN/Primeiro-Projeto.git</text:p>
      <text:p text:style-name="P201">git branch -M main</text:p>
      <text:p text:style-name="P201">git push -u origin main</text:p>
      <text:p text:style-name="P201"/>
      <text:p text:style-name="P103"/>
      <text:p text:style-name="P201"/>
      <text:p text:style-name="P201"/>
      <text:p text:style-name="P201"/>
      <text:p text:style-name="P201"/>
      <text:p text:style-name="P201"/>
      <text:p text:style-name="Standard"/>
      <text:p text:style-name="Standard">5ª passo)</text:p>
      <text:p text:style-name="P196">feito o quinto passo ele vai me dar 4 maneiras de eu fazer o meu vinculo com o meu repositorio remoto e o meu repositorio local </text:p>
      <text:p text:style-name="P196"/>
      <text:p text:style-name="P98">1ª primeira fazendo um git clone:</text:p>
      <text:p text:style-name="P197"/>
      <text:p text:style-name="P197"><text:soft-page-break/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198">qu nada mais é do que o endereço do <text:s/>meu repositorio</text:p>
      <text:p text:style-name="P197"/>
      <text:p text:style-name="P197"/>
      <text:p text:style-name="P97">2ª) posso cr<text:span text:style-name="T144">i</text:span>ara um repositorio em branco pela linha de comando ele me da os passo que vou ter que executar.</text:p>
      <text:p text:style-name="P199"/>
      <text:h text:style-name="P1" text:outline-level="3">…<text:span text:style-name="T127">or create a new repository on the command line</text:span></text:h>
      <text:p text:style-name="P75"><text:bookmark text:name="empty-setup-new-repo-echo"/>echo "# exercicioRefazendo" &gt;&gt; README.md</text:p>
      <text:p text:style-name="P4">git init</text:p>
      <text:p text:style-name="P4">git add README.md</text:p>
      <text:p text:style-name="P4">git commit -m "first commit"</text:p>
      <text:p text:style-name="P4">git branch -M main</text:p>
      <text:p text:style-name="P4">git remote add origin https://github.com/LeandroMarquesN/exercicioRefazendo.git</text:p>
      <text:p text:style-name="P4">git push -u origin main</text:p>
      <text:p text:style-name="P199"/>
      <text:p text:style-name="P96">3ª) <text:span text:style-name="T129">O</text:span>u eu posso empurrar um repositorio existente pela linha de comando</text:p>
      <text:p text:style-name="P104">No qual será o escolhido. <text:span text:style-name="T131">Para fazer!</text:span></text:p>
      <text:h text:style-name="P2" text:outline-level="3">…<text:span text:style-name="T127">or push an existing repository from the command line</text:span></text:h>
      <text:p text:style-name="P76"><text:bookmark text:name="empty-setup-push-repo-echo"/>git remote add origin https://github.com/LeandroMarquesN/exercicioRefazendo.git</text:p>
      <text:p text:style-name="P5">git branch -M main</text:p>
      <text:p text:style-name="P5">git push -u origin main</text:p>
      <text:p text:style-name="P4"/>
      <text:p text:style-name="P4"/>
      <text:p text:style-name="P7">4ª) OU poderia <text:s text:c="2"/>ou <text:span text:style-name="T130">importar o codigo de outro </text:span><text:s text:c="2"/>repositorio</text:p>
      <text:p text:style-name="P7"/>
      <text:h text:style-name="P3" text:outline-level="3">…<text:span text:style-name="T128">or import code from another repository</text:span></text:h>
      <text:p text:style-name="P84">You can initialize this repository with code from a Subversion, Mercurial, or TFS project.</text:p>
      <text:p text:style-name="P84"/>
      <text:p text:style-name="P86">Então vamos fazer o seguinte vamos copiar o nosso endereço:</text:p>
      <text:p text:style-name="P85"/>
      <text:p text:style-name="P85"><text:a xlink:type="simple" xlink:href="https://github.com/LeandroMarquesN/exercicioRefazendo.git" text:style-name="Internet_20_link" text:visited-style-name="Visited_20_Internet_20_Link">https://github.com/LeandroMarquesN/exercicioRefazendo.git</text:a></text:p>
      <text:p text:style-name="P85"/>
      <text:p text:style-name="P86">É muito importante que: para enviar o nosso repositorio para o github não pode ter nenhuma pendencia!</text:p>
      <text:p text:style-name="P86">Sempre de um <text:span text:style-name="T9">git status</text:span> para verificar <text:s/>se está tudo ok</text:p>
      <text:p text:style-name="P86">dando o git status deve aparecer está menssagem:</text:p>
      <text:p text:style-name="P87"><text:span text:style-name="T29">On branch main </text:span><text:line-break/>nothing to commit, working tree clean<text:line-break/><text:span text:style-name="T61">T</text:span><text:span text:style-name="T66">udo ok ai sim podemos dar continuidade e subir o </text:span><text:span text:style-name="T74">repositorio</text:span><text:span text:style-name="T66">!</text:span></text:p>
      <text:p text:style-name="P88"><text:soft-page-break/></text:p>
      <text:p text:style-name="P89">Então passaremos esse comando no terminal:</text:p>
      <text:p text:style-name="P80"><text:bookmark text:name="empty-setup-push-repo-echo1"/>1ª) passo</text:p>
      <text:p text:style-name="P77"><text:span text:style-name="T67">git remote add </text:span><text:span text:style-name="T70">origin</text:span><text:span text:style-name="T67"> </text:span><text:a xlink:type="simple" xlink:href="https://github.com/LeandroMarquesN/exercicioRefazendo.git" text:style-name="Internet_20_link" text:visited-style-name="Visited_20_Internet_20_Link"><text:span text:style-name="T67">https://github.com/LeandroMarquesN/exercicioRefazendo.git</text:span></text:a></text:p>
      <text:p text:style-name="P78"><text:span text:style-name="T67">+</text:span><text:span text:style-name="T65">enter</text:span></text:p>
      <text:p text:style-name="P78"><text:span text:style-name="T65">este </text:span><text:span text:style-name="T69">origim</text:span><text:span text:style-name="T65"> == è o nome padrão que o github dá</text:span></text:p>
      <text:p text:style-name="P81">mas eu posso chamao de qualquer outro nome exemplo ==&gt; github</text:p>
      <text:p text:style-name="P79"><text:span text:style-name="T65">// digamos que tenhamos um <text:s/>outro repositorio em outro sistem de repositorio remoto eu poderia dar o nome dele para ser fazil a identificação! É </text:span><text:span text:style-name="T68">um padrão usara origim mas não seguinifica que eu não possa mudar</text:span></text:p>
      <text:p text:style-name="P82"/>
      <text:p text:style-name="P21">Dando um comando :<text:span text:style-name="T2"> </text:span><text:span text:style-name="T4">git remote</text:span></text:p>
      <text:p text:style-name="P20"/>
      <text:p text:style-name="Preformatted_20_Text">ele vai retornar está pasta <text:s/>origim</text:p>
      <text:p text:style-name="Preformatted_20_Text"/>
      <text:p text:style-name="P74">Atenção :</text:p>
      <text:p text:style-name="P73"><text:span text:style-name="T99">daqui para baixo estaremos criando uma chave ssh caso ocomputador que esteja faendo o push no github não tenha ! Isso é necessario para criara a coneção com o repositorio local</text:span> </text:p>
      <text:p text:style-name="P73"/>
      <text:p text:style-name="Preformatted_20_Text">Bom ag<text:span text:style-name="T133">ora que nos temos a nossa origem definida agora podemos enviar <text:s/>os nossos arquivos ! Mas para envialos.</text:span></text:p>
      <text:p text:style-name="Preformatted_20_Text"/>
      <text:p text:style-name="P19">Precisamos permitir que o github se conecte a nossa maquina.</text:p>
      <text:p text:style-name="P19">Para isso precisamos gerar um achave <text:span text:style-name="T110">(</text:span><text:span text:style-name="T109">ssh</text:span><text:span text:style-name="T110">).</text:span></text:p>
      <text:p text:style-name="P68"/>
      <text:p text:style-name="Preformatted_20_Text">Então vamos mar<text:span text:style-name="T134">car </text:span><text:s/>a opção (ssh)</text:p>
      <text:p text:style-name="P83">Então vamo criar a chave ssh digitando ocodigo no terminal:</text:p>
      <text:p text:style-name="Preformatted_20_Text"/>
      <text:p text:style-name="P22">comando:</text:p>
      <text:p text:style-name="P22"/>
      <text:p text:style-name="Preformatted_20_Text"><text:tab/><text:span text:style-name="T2">ssh-</text:span><text:span text:style-name="T8">keygen -o + enter</text:span></text:p>
      <text:p text:style-name="Preformatted_20_Text"/>
      <text:p text:style-name="P23">vai apresentara está menssagem:</text:p>
      <text:p text:style-name="P23"/>
      <text:p text:style-name="P34"><text:span text:style-name="T29">Generating public/private rsa key pair. </text:span><text:line-break/>Enter file in which to save the key (/home/usuario/.ssh/id_rsa): +enter</text:p>
      <text:p text:style-name="P24"/>
      <text:p text:style-name="P24">Quer dizer:</text:p>
      <text:p text:style-name="P24"/>
      <text:p text:style-name="P34">Estou gerando seu par de chaves para o plublico e privado.</text:p>
      <text:p text:style-name="P34">Você quer alterar o caminho onde o sitema está gerando a chave?</text:p>
      <text:p text:style-name="P24"/>
      <text:p text:style-name="P24">Se quisermos temos que colocar o caminho como não vamos alterar apertamos enter.</text:p>
      <text:p text:style-name="P24"/>
      <text:p text:style-name="P33">Depois: ele vai apresentara esta menssagem caso não aja nehuma chave existente.</text:p>
      <text:p text:style-name="P33"/>
      <text:p text:style-name="P33"><text:span text:style-name="T41">Enter passphrase (empty for no passphrase):</text:span><text:span text:style-name="T29"> </text:span><text:line-break/><text:line-break/><text:soft-page-break/>essa menssagem está pedindo para <text:span text:style-name="T135">ser</text:span> gera<text:span text:style-name="T135">do</text:span> um<text:span text:style-name="T135">a</text:span> senha. Na qual <text:span text:style-name="T135">será</text:span> <text:span text:style-name="T135">usada </text:span><text:s/>para enviar os arquivos.</text:p>
      <text:p text:style-name="P33"/>
      <text:p text:style-name="P33">A senha vai ser : <text:span text:style-name="T2">mariarosa180884 <text:s/></text:span></text:p>
      <text:p text:style-name="P40"/>
      <text:p text:style-name="P41">então ele vai pedir para repetir a senha.</text:p>
      <text:p text:style-name="P41"/>
      <text:p text:style-name="P42">Vai mostrar está menss<text:span text:style-name="T147">a</text:span>gem:</text:p>
      <text:p text:style-name="P42">dizendo que foi criada a sua chave publica e privada.</text:p>
      <text:p text:style-name="P42"/>
      <text:p text:style-name="P54"><text:span text:style-name="T41">Your identification has been saved in /home/usuario/.ssh/id_rsa </text:span><text:span text:style-name="T2"><text:line-break/>Your public key has been saved in /home/usuario/.ssh/id_rsa.pub <text:line-break/>The key fingerprint is: <text:line-break/>SHA256:3MexPVWPw6dM+bAgAVHTWDcSCp3g8SIPphploy91cZA usuario@usuario-desktop <text:line-break/>The key's randomart image is: <text:line-break/>+---[RSA 3072]----+ <text:line-break/>|      ..**+=+.o .| <text:line-break/>|      Eo +++.+ +o| <text:line-break/>|    + = + + o B +| <text:line-break/>|   + + B o o B O | <text:line-break/>|  o o . S . + * .| <text:line-break/>|   = .     .   . | <text:line-break/>|  o .            | <text:line-break/>|   .             | <text:line-break/>|                 | <text:line-break/>+----[SHA256]-----+<text:line-break/><text:line-break/></text:span><text:span text:style-name="T5">então vamos ter que navegara ateé esse local: </text:span><text:span text:style-name="T41">/home/usuario/.ssh/id_rsa </text:span></text:p>
      <text:p text:style-name="P65">imp<text:span text:style-name="T145">o</text:span>rtante que quando estivermos na pasta de usuario habilitar os arquivos oculto com o botão direito do mouse.</text:p>
      <text:p text:style-name="P66">Não consegui nba interface grafica entaão tentei.</text:p>
      <text:p text:style-name="P25"/>
      <text:p text:style-name="P66">Abri o local usuario com o botão direito / abrir no terminal</text:p>
      <text:p text:style-name="P66">identifiquei a pasta .ssh </text:p>
      <text:p text:style-name="P66">abri com o nano </text:p>
      <text:p text:style-name="P25"/>
      <text:p text:style-name="P66">comando :</text:p>
      <text:p text:style-name="P66">nano id_rsa</text:p>
      <text:p text:style-name="P66">nano id_rsa.pub</text:p>
      <text:p text:style-name="P25"/>
      <text:p text:style-name="P66">abri o arquivo no nano e copiei a chave com o comando ctrl + shift + c</text:p>
      <text:p text:style-name="P25"/>
      <text:p text:style-name="P66">e a cahve id_rsa :</text:p>
      <text:p text:style-name="P25"/>
      <text:p text:style-name="P26"><text:span text:style-name="T137"> GNU nano 5.2                                                                                   id_rsa                                                                                             </text:span><text:span text:style-name="T29"> </text:span><text:line-break/>-----BEGIN OPENSSH PRIVATE KEY----- <text:line-break/>b3BlbnNzaC1rZXktdjEAAAAACmFlczI1Ni1jdHIAAAAGYmNyeXB0AAAAGAAAABBmyQJMI1 <text:line-break/>qRoScWF1MBUOjUAAAAEAAAAAEAAAGXAAAAB3NzaC1yc2EAAAADAQABAAABgQCgdV2p2Nkh <text:line-break/>ysyHP45Ld6kO3srikR+O8h7xzZK513Yb258tiDyY9YM4IIX/Vq/vTyNRQwY0Ww0SvhNmE4 <text:line-break/>7FO5dnXsWGxZVgRPh6L3v4woDkRf9rkWGh2FO0GDMnTDgCqolSq7RAQK+glE3+s9cWCc9a <text:line-break/>YYj+Q8d7CzTEg6MKyOknwoMG/Bj7D0Y0Lt0etAF/55Xe65vltyKn5THfk/L+BqZbsh1MbE <text:line-break/><text:soft-page-break/>ky/FESLMf8C+XKeBOCfxqFj2oUTHfzMHD5eRxRXccFgsQ4wR+cfE49WgvJtLoNV4zTRVq9 <text:line-break/>+WhZ1KlZX2uppZCVzGbgYGUt4bCPwPxHE1mZl3EDm3kkIaOHf49+Txp3LLYhToU41tR7GV <text:line-break/>bdPhsWVuMgh1QQfeXlAwqlc2oF/vWIunIoe+B2pBppz24DIXVVoqPimrL+TGg2tv1olt31 <text:line-break/>MvK6rKA3sXNWiEPCCJJJOf/3ibGMRqSZHeDQL2NZE5Mo1NFuNiHCfQ3GET0Czv9s5FI9iQ <text:line-break/>YiRUR9tnpm+jkAAAWQZvbZ+21CfeD60HzBezPJ0TNt0yHQ/k/7Ga8eRDTzJo9bA+pOPxkt <text:line-break/>iWL/Mm6xn0ML5Y3ThpaBiEHa7mIDIZCWHFDRRhjy5/h5nsFvUn6DpT8sJUsOEhoiayx14B <text:line-break/>bWL51rV4RgDI+JREBPsFK4fWtO+qeUV1mX+HLwMGSmawlgO7YOlkhXDtENjlW5m639mELn <text:line-break/>lzPlXytiIvr0CDw+ucsCrf6eeQZ1NKItbVQpWWPdbxlRPbeS7kWUJynAfcTI8baIqAp6T4 <text:line-break/>qy497h+z5LIZYC5Hsp4HVUyYkIrrVlkl4vIlJEutnYoewV8KDfTMJ38i1i+1Y58eZw6g8H <text:line-break/>K5whaaUTgxK4Y1xIaNN2eQfSyjO6w7rN3L4v0GCfU+3cIl0yTt5EiCeGJa7I73kpn1dN1n <text:line-break/>nPqXkULNRZa3sEIpdX66h05/Gq8azE623t5xlUWonCmX00x4RSASrHMJeZjmRVa9LZT9Ea <text:line-break/>xmJOsG/PMlGel5SFqsMzlQrKcDbPdekadhw6TdNstARJ8quCFL4dsUFVpagnJg100Hjo8k <text:line-break/>8j/g0nxNmRpwDTpWp2yF3sy3pKQ8fb8cbUFCVw669kSMGRKExb7E8VB7ezFjdwTozvkA6Z <text:line-break/>M0+hvQyc4net6Jz4KdJV1POFSp7fFfoO8OG1N0mkURx4rLhjEqBJLO2Ak6EQ/Ci3BpamEi <text:line-break/>wem8yWvezzKexGHZqcxHgvUCMM0uf2modrVjAQ4Uk2+GYe9FEq3f1kGpsKl/rXCFJBYz78 <text:line-break/>WIuWvZQFw/tUS8t89woA/YsaakrXaMeISRQsnhUb47oPOdpziW1EbQ/NOi+Hor67btplu/ <text:line-break/>5lBbJ9zCk85lk3Kmmoia/8OQSP6b91foEDJ0nkE/7+vZfVBzfL6Q4caYim1loyuRX92V9E <text:line-break/>63cOivFutzgNddUR+MKTZlrwsevO0HiZuKNfkyhv9hlVR4MIY3biQEQyLo3/3Z80Svt3lz <text:line-break/>++4lsxCq7oo6gCviij2zN2sGo1VI1D3Oxwm+Nb6dtmkcFJsHb8oZl/lMIHIn/B2bG3O3oQ <text:line-break/>EbS2ymVV/mFMSj85fls7ti2KkgZzHk9tbwnhknoqHV0eylANQUW4rqxXuN63xk89sf4yjo <text:line-break/>QJSMaVZhG6mXkA9HMrsPlfY/QmiQnDwePct3atOhLunyiBJYKsA4s6inFfy8kJTm9ttJRM <text:line-break/>R8T/A8JIwBt6dnvkkKRVM21U0TnfK6lk49eB0tgSLKttTiEugZQeYNNo8b0Lw8yJU++EV4 <text:line-break/>rDUbA2vZb18v7MjIqYauOn322x00o30k4i8GR9ECh5lFk9ZO5+an2xPr/PG6vC+PQcH3YO <text:line-break/>T3Bq1KBXKlfpMwaqQEGGicwsSiuw+0IBDTk2X/Ps69Uz3+gHyUuDtL88NYlYzeXYHfZ3Y3 <text:line-break/>Ye/ANJKWvTTc1tQnCSO8+zPQ6aYyk11toG3gpDA0nzFCYvigLnec+YpB/qfpvka9dUqjXd <text:line-break/>Bqbu6aNa4n8CVuFGGrhjyDbsTDbjxzc2mq+5FlLbMEvkOIqgOlJ5Bz2ohos89pyyKRGG3y <text:line-break/>vYzA0P/2evLbP1VD3wmNnjrmqtG1pSCd9GL3crjFp5FKOFY8r4uyCy27BP4pNZ1TuqeUkG <text:line-break/>mLM7Z04msflletM+3WOTPzI9O3A58Mgl4u9/18+E2GaDthllC+f87tMRQzlW4jWCC6/bkr <text:line-break/>4TK5sMTZ8OvxwZilEuXagGc2tgouQKksgTk/JT7mEFiN7YwbHws1T58xaMdsMvOod5xK4Y <text:line-break/>GB2wgkdOfWLYh+3X+ZnTVh0RGH9YB4Oyv3icsByySYzqVQzMkpg/obTQwpw1pBQ1Zx0l6r <text:line-break/>GC2RX6NeqUtrWi2vrMGvgwF9zXLQuZadDwBTwyWNdeaQhZLpu/rP+6ojl/OH56+pptPaBJ <text:line-break/>yks2S6S1CuhAy7wkNl44VN1V2pc= <text:line-break/>-----END OPENSSH PRIVATE KEY-----<text:line-break/><text:line-break/></text:p>
      <text:p text:style-name="P27"/>
      <text:p text:style-name="P28"><text:span text:style-name="T136">e executei : crtl + x para sair do nano</text:span><text:line-break/></text:p>
      <text:p text:style-name="P55">e agora fiz o mesmo procedimento para copiar a a chave id_rsa.hub</text:p>
      <text:p text:style-name="P28"/>
      <text:p text:style-name="P55">primeiro dentro da pasta .ssh executei o comando : ls -la</text:p>
      <text:p text:style-name="P55">indentifiquei o arquivo id_rsa.pub</text:p>
      <text:p text:style-name="P55">e depo<text:span text:style-name="T148">is</text:span> abri com o nano.</text:p>
      <text:p text:style-name="P55">Coamndo: </text:p>
      <text:p text:style-name="P69">nano id_rsa.pub </text:p>
      <text:p text:style-name="P69"/>
      <text:p text:style-name="P71">consegui abrir o arquivo no nano porem não foi capaz de copiar o codigo .</text:p>
      <text:p text:style-name="P71"/>
      <text:p text:style-name="P71">Então fui para interfce grafica na pasta onde sabia que estava os arquivos oculto e precionei== ctrl + h </text:p>
      <text:p text:style-name="P71"/>
      <text:p text:style-name="P72">e precionei ctrl +h </text:p>
      <text:p text:style-name="P72"/>
      <text:p text:style-name="P72"><text:soft-page-break/>para deixalos ocultos novamente.</text:p>
      <text:p text:style-name="P71">e apar<text:span text:style-name="T149">e</text:span>ce todos os arquivos ocultos.</text:p>
      <text:p text:style-name="P71"/>
      <text:p text:style-name="P69"/>
      <text:p text:style-name="P70">nano id_rsa.pub </text:p>
      <text:p text:style-name="P29"><text:line-break/></text:p>
      <text:p text:style-name="P56">cahve id_rsa.pub:</text:p>
      <text:p text:style-name="P29"/>
      <text:p text:style-name="P36"><text:span text:style-name="T17">ssh-rsa AAAAB3NzaC1yc2EAAAADAQABAAABgQCgdV2p2NkhysyHP45Ld6kO3srikR+O8h7xzZK513Yb258tiDyY9YM4IIX/Vq/vTyNRQwY0Ww0SvhNmE47FO5dnXsWGxZVgRPh6L3v4woDkRf9rkWGh2FO0GDMnTDgCqolSq7RAQK+glE3+s9cWCc9aYYj+Q8d7CzTEg6MKyOknwoMG/Bj7D0Y0Lt0etAF/55Xe65vltyKn5THfk/L+BqZbsh1MbEky/FESLMf8C+XKeBOCfxqFj2oUTHfzMHD5eRxRXccFgsQ4wR+cfE49WgvJtLoNV4zTRVq9+WhZ1KlZX2uppZCVzGbgYGUt4bCPwPxHE1mZl3EDm3kkIaOHf49+Txp3LLYhToU41tR7GVbdPhsWVuMgh1QQfeXlAwqlc2oF/vWIunIoe+B2pBppz24DIXVVoqPimrL+TGg2tv1olt31MvK6rKA3sXNWiEPCCJJJOf/3ibGMRqSZHeDQL2NZE5Mo1NFuNiHCfQ3GET0Czv9s5FI9iQYiRUR9tnpm+jk= </text:span><text:a xlink:type="simple" xlink:href="mailto:usuario@usuario-desktop" text:style-name="Internet_20_link" text:visited-style-name="Visited_20_Internet_20_Link"><text:span text:style-name="T17">usuario@usuario-desktop</text:span></text:a></text:p>
      <text:p text:style-name="P36"/>
      <text:p text:style-name="P43">ai vamos na nossa pagina do github/perfil/settings</text:p>
      <text:p text:style-name="P35"/>
      <text:p text:style-name="P35"><text:span text:style-name="T138">ai vou no lado esquerdo em </text:span><text:span text:style-name="T12">ssh gpg keys</text:span><text:span text:style-name="T138"> e clico.</text:span></text:p>
      <text:p text:style-name="P35"/>
      <text:p text:style-name="P35"><text:span text:style-name="T138">Clico em </text:span><text:span text:style-name="T12">ssh new keys</text:span></text:p>
      <text:p text:style-name="P67"/>
      <text:p text:style-name="P43">dou um title para a chave</text:p>
      <text:p text:style-name="P35"/>
      <text:p text:style-name="P35"><text:span text:style-name="T138">E col</text:span><text:span text:style-name="T139">o</text:span><text:span text:style-name="T138"> a chave id_rsa.hub</text:span></text:p>
      <text:p text:style-name="P38"/>
      <text:p text:style-name="P38">e clico em add new keys</text:p>
      <text:p text:style-name="P38"/>
      <text:p text:style-name="P39">ENTÃO COLOCAMOS A SENHA DO USUARIO DO GITHUB: </text:p>
      <text:p text:style-name="P39"/>
      <text:p text:style-name="P39">MARIAROSA180884</text:p>
      <text:p text:style-name="P39"/>
      <text:p text:style-name="P35"/>
      <text:p text:style-name="P37">importante :</text:p>
      <text:p text:style-name="P37"/>
      <text:p text:style-name="P37">cada perfil <text:span text:style-name="T146">no</text:span> computador em que nos queiramos utilzar o git temos que criar um achave nova.</text:p>
      <text:p text:style-name="P39"/>
      <text:p text:style-name="P37">Então title serve para nos identificarmos.</text:p>
      <text:p text:style-name="P30"/>
      <text:p text:style-name="P30"/>
      <text:p text:style-name="P31"><text:span text:style-name="T17"><text:s/></text:span><text:span text:style-name="T21">VAI DIZER QUE ACHAVE TEM PERMISSAÕ DE LEITURA E ESCRITA E NUNCA FOI USADA.</text:span></text:p>
      <text:p text:style-name="P61"/>
      <text:p text:style-name="P61"/>
      <text:p text:style-name="P62">AGORA EU VOLTO PARA O TERMINAL E FAÇO O ENVIO DOS ARQUIVOS.</text:p>
      <text:p text:style-name="P62"/>
      <text:p text:style-name="P63">Importante.</text:p>
      <text:p text:style-name="P63"/>
      <text:p text:style-name="P63"><text:soft-page-break/>Antes de enviar vá para o terminal novamente.</text:p>
      <text:p text:style-name="P63"/>
      <text:p text:style-name="P63">Execute o comando:</text:p>
      <text:p text:style-name="P44">git branch</text:p>
      <text:p text:style-name="P63"/>
      <text:p text:style-name="P63">se estiver em master execute o comando para trocara está branch para MAIN</text:p>
      <text:p text:style-name="P63">qu é o que github solicita.</text:p>
      <text:p text:style-name="P63"/>
      <text:p text:style-name="P63">CASO VOCE NÃO ESTEJA COM O BRANCH MAIN O COMANDO UTILIZADO PARA TROCAR É:</text:p>
      <text:p text:style-name="P63"/>
      <text:p text:style-name="P45">git branch -M main</text:p>
      <text:p text:style-name="P64"/>
      <text:p text:style-name="P32"><text:span text:style-name="T22">então ele vai renomealo para main.</text:span><text:line-break/></text:p>
      <text:p text:style-name="P32"/>
      <text:p text:style-name="P32"/>
      <text:p text:style-name="P57">Agora finalmente vamos enviar os arquivos com <text:s/>o comando :</text:p>
      <text:p text:style-name="P32"/>
      <text:p text:style-name="P46">git push -u origin main</text:p>
      <text:p text:style-name="P32"/>
      <text:p text:style-name="P32"><text:span text:style-name="T140">explicando este codigo:</text:span><text:span text:style-name="T6"> -u </text:span><text:span text:style-name="T140">==&gt; quando for a primeria vez que vou empurrar eu coloco o parametro -u para confirmar a ligação entre os dois</text:span></text:p>
      <text:p text:style-name="P32"/>
      <text:p text:style-name="P57">para onde eu vou enviar ==&gt; origim o nome que eu dei no meu github na minha <text:span text:style-name="T2">origem</text:span></text:p>
      <text:p text:style-name="P57"/>
      <text:p text:style-name="P57">e para quem eu vou enviar que no caso<text:span text:style-name="T2"> é main</text:span></text:p>
      <text:p text:style-name="P46"/>
      <text:p text:style-name="P47">ENTÃO DEPOIS QUE COLOQUEI O CODIGO ELE ME PASSOU ISSO:</text:p>
      <text:p text:style-name="P47"/>
      <text:p text:style-name="P59"><text:span text:style-name="T41">Username for 'https://github.com': </text:span><text:span text:style-name="T43">LeandroMarquesN &lt;=&gt; </text:span><text:span text:style-name="T44">coloque seu usario</text:span><text:span text:style-name="T2"><text:line-break/>Password for '</text:span><text:a xlink:type="simple" xlink:href="https://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/" text:style-name="Internet_20_link" text:visited-style-name="Visited_20_Internet_20_Link"><text:span text:style-name="T2">https://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</text:span></text:a><text:span text:style-name="T2"> </text:span><text:span text:style-name="T17">&lt;</text:span><text:span text:style-name="T23">=&gt; coloque seu tolken</text:span></text:p>
      <text:p text:style-name="P53"><text:span text:style-name="T150">a</text:span>baixo está o meu no tolken o de azul espirou.</text:p>
      <text:p text:style-name="P179">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</text:p>
      <text:p text:style-name="P179"/>
      <text:p text:style-name="P52">tolken no lugar de senha : <text:span text:style-name="T101">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</text:span></text:p>
      <text:p text:style-name="P50">tem que ser atualizado durante um tempo.</text:p>
      <text:p text:style-name="P51"/>
      <text:p text:style-name="P60">E finalmete ele apareceu está menssagem <text:span text:style-name="T141">dizendo que está tudo ok.</text:span>.</text:p>
      <text:p text:style-name="P48"/>
      <text:p text:style-name="P58"><text:span text:style-name="T41">Username for 'https://github.com': LeandroMarquesN </text:span><text:span text:style-name="T2"><text:line-break/>Password for 'https://LeandroMarquesN@github.com':  <text:line-break/>Enumerating objects: 14, done. <text:line-break/>Counting objects: 100% (14/14), done. <text:line-break/>Compressing objects: 100% (14/14), done. <text:line-break/>Writing objects: 100% (14/14), 838.78 KiB | 7.63 MiB/s, done. <text:line-break/>Total 14 (delta 0), reused 0 (delta 0), pack-reused 0 <text:line-break/>To https://github.com/LeandroMarquesN/exercicioRefazendo.git <text:line-break/>* [new branch]      main -&gt; main <text:line-break/>Branch 'main' set up to track remote branch 'main' from 'origin'.</text:span></text:p>
      <text:p text:style-name="P49"/>
      <text:p text:style-name="P217"><text:soft-page-break/><text:span text:style-name="T46">e se eu voltar no meu github vou ber finalmente o <text:s/>meu repositorio</text:span><text:span text:style-name="T47"><text:line-break/> </text:span></text:p>
      <text:p text:style-name="P6">git branch -M main</text:p>
      <text:p text:style-name="P6">git push -u origin main</text:p>
      <text:p text:style-name="P6"/>
      <text:p text:style-name="P6">================================================================================</text:p>
      <text:p text:style-name="P6">Bom aqui eu consegui criar o meu repositorio de fudamentos-javaScript</text:p>
      <text:p text:style-name="P6"/>
      <text:p text:style-name="P6">onde estão todos os aquivos de exemplo de pequenos codigos fei<text:span text:style-name="T151">t</text:span>o<text:span text:style-name="T151">s</text:span> em javaScript</text:p>
      <text:p text:style-name="P6">================================================================================</text:p>
      <text:p text:style-name="P6">Todas vez em que eu for adicionara um arquivo ao repositorio tenho que iformar a origem deste repositorio que é: <text:span text:style-name="T2"><text:s/>https://github.com/LeandroMarquesN/Fundamentos-JavaScript</text:span></text:p>
      <text:p text:style-name="P6"/>
      <text:p text:style-name="P6">então quando for adicionara aquivos a este repositorio vou fazer isso:</text:p>
      <text:p text:style-name="P6"/>
      <text:p text:style-name="P6">git remote add origin<text:span text:style-name="T2"> https://github.com/LeandroMarquesN/Fundamentos-JavaScript</text:span></text:p>
      <text:p text:style-name="P6"/>
      <text:p text:style-name="P6">git branch -M main</text:p>
      <text:p text:style-name="P6">git push -u origin main</text:p>
      <text:p text:style-name="P6">Enter passphrase (empty for no passphrase): A senha vai ser : mariarosa180884 <text:s/></text:p>
      <text:p text:style-name="P219">================================================================================</text:p>
      <text:p text:style-name="P87"><text:line-break/></text:p>
      <text:p text:style-name="P85"/>
      <text:p text:style-name="P85"/>
      <text:p text:style-name="P7"/>
      <text:p text:style-name="P7"/>
      <text:p text:style-name="P99"/>
      <text:p text:style-name="P197"/>
      <text:p text:style-name="Standard"/>
      <text:p text:style-name="Standard"/>
      <text:p text:style-name="P18"><text:span text:style-name="Source_20_Text"><text:span text:style-name="T55"/></text:span></text:p>
      <text:p text:style-name="P17"><text:span text:style-name="Source_20_Text"><text:span text:style-name="T54"/></text:span></text:p>
      <text:p text:style-name="P15"><text:span text:style-name="Source_20_Text"><text:span text:style-name="T58"/></text:span></text:p>
      <text:p text:style-name="P15"><text:span text:style-name="Source_20_Text"><text:span text:style-name="T58"/></text:span></text:p>
      <text:p text:style-name="P15"><text:span text:style-name="Source_20_Text"><text:span text:style-name="T58"/></text:span></text:p>
      <text:p text:style-name="Preformatted_20_Text"><text:span text:style-name="Source_20_Text"><text:span text:style-name="T92"><text:s/></text:span></text:span></text:p>
      <text:p text:style-name="P9"><text:span text:style-name="Source_20_Text"><text:span text:style-name="T87"/></text:span></text:p>
      <text:p text:style-name="P12"><text:span text:style-name="Source_20_Text"><text:span text:style-name="T50"/></text:span></text:p>
      <text:p text:style-name="P150"/>
      <text:p text:style-name="P150"/>
      <text:p text:style-name="P150"/>
      <text:p text:style-name="P160"/>
      <text:p text:style-name="P160"/>
      <text:p text:style-name="P161"><text:s/></text:p>
      <text:p text:style-name="P159"/>
      <text:p text:style-name="P173"/>
      <text:p text:style-name="P168"><text:soft-page-break/></text:p>
      <text:p text:style-name="P186"/>
      <text:p text:style-name="P157"/>
      <text:p text:style-name="P151"/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roid Sans Mono" svg:font-family="'Droid Sans Mono', monospace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ui-monospace" svg:font-family="ui-monospace, SFMono-Regular, 'SF Mono', Menlo, Consolas, 'Liberation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7:19:16.104803518</meta:creation-date>
    <dc:date>2022-04-18T12:44:40.286838262</dc:date>
    <meta:editing-duration>PT7H12M26S</meta:editing-duration>
    <meta:editing-cycles>208</meta:editing-cycles>
    <meta:generator>LibreOffice/7.0.6.2$Linux_X86_64 LibreOffice_project/00$Build-2</meta:generator>
    <meta:document-statistic meta:table-count="0" meta:image-count="0" meta:object-count="0" meta:page-count="17" meta:paragraph-count="357" meta:word-count="3174" meta:character-count="22961" meta:non-whitespace-character-count="19690"/>
  </office:meta>
</office:document-meta>
</file>